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Bahnschrift" svg:font-family="Bahnschrift" style:font-adornments="Light" style:font-pitch="variable"/>
    <style:font-face style:name="Calibri" svg:font-family="Calibri" style:font-family-generic="swiss" style:font-pitch="variable"/>
    <style:font-face style:name="Calibri Light" svg:font-family="'Calibri Light'" style:font-pitch="variable"/>
    <style:font-face style:name="Cantarell" svg:font-family="Cantarell" style:font-adornments="Light" style:font-pitch="variable"/>
    <style:font-face style:name="Consolas" svg:font-family="Consolas" style:font-family-generic="swiss" style:font-pitch="fixed"/>
    <style:font-face style:name="Constantia" svg:font-family="Constantia" style:font-family-generic="roman" style:font-pitch="variable"/>
    <style:font-face style:name="Corbel" svg:font-family="Corbel" style:font-family-generic="swiss" style:font-pitch="variable"/>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line-height="100%"/>
      <style:text-properties style:font-name="FreeSans1" fo:font-size="12pt" fo:font-weight="normal" officeooo:rsid="0017710c" officeooo:paragraph-rsid="0017710c" style:font-size-asian="10.5pt" style:font-weight-asian="normal" style:font-size-complex="12pt" style:font-weight-complex="normal"/>
    </style:style>
    <style:style style:name="P2" style:family="paragraph" style:parent-style-name="Preformatted_20_Text">
      <style:paragraph-properties fo:line-height="100%"/>
      <style:text-properties style:font-name="FreeSans1" fo:font-size="12pt" fo:font-weight="normal" officeooo:rsid="001c98ae" officeooo:paragraph-rsid="001c98ae" style:font-size-asian="10.5pt" style:font-weight-asian="normal" style:font-size-complex="12pt" style:font-weight-complex="normal"/>
    </style:style>
    <style:style style:name="P3" style:family="paragraph" style:parent-style-name="Preformatted_20_Text">
      <style:paragraph-properties fo:line-height="100%"/>
      <style:text-properties style:font-name="Times New Roman" fo:font-size="11pt" style:font-size-asian="11pt" style:font-size-complex="11pt"/>
    </style:style>
    <style:style style:name="P4" style:family="paragraph" style:parent-style-name="Preformatted_20_Text">
      <style:paragraph-properties fo:line-height="100%"/>
      <style:text-properties style:font-name="Times New Roman" fo:font-size="11pt" officeooo:paragraph-rsid="001e9ad6" style:font-size-asian="11pt" style:font-size-complex="11pt"/>
    </style:style>
    <style:style style:name="P5" style:family="paragraph" style:parent-style-name="Preformatted_20_Text">
      <style:paragraph-properties fo:line-height="100%"/>
      <style:text-properties style:font-name="Times New Roman" fo:font-size="11pt" officeooo:paragraph-rsid="0022b203" style:font-size-asian="11pt" style:font-size-complex="11pt"/>
    </style:style>
    <style:style style:name="P6" style:family="paragraph" style:parent-style-name="Preformatted_20_Text">
      <style:paragraph-properties fo:line-height="100%"/>
      <style:text-properties style:font-name="Times New Roman" fo:font-size="11pt" officeooo:rsid="0017710c" style:font-size-asian="11pt" style:font-size-complex="11pt"/>
    </style:style>
    <style:style style:name="P7" style:family="paragraph" style:parent-style-name="Preformatted_20_Text">
      <style:paragraph-properties fo:line-height="100%"/>
      <style:text-properties style:font-name="Times New Roman" fo:font-size="11pt" officeooo:rsid="0017710c" officeooo:paragraph-rsid="0017710c" style:font-size-asian="11pt" style:font-size-complex="11pt"/>
    </style:style>
    <style:style style:name="P8" style:family="paragraph" style:parent-style-name="Preformatted_20_Text">
      <style:paragraph-properties fo:line-height="100%" fo:text-align="justify" style:justify-single-word="false"/>
      <style:text-properties style:font-name="Times New Roman" fo:font-size="11pt" fo:font-weight="bold" style:font-size-asian="11pt" style:font-weight-asian="bold" style:font-size-complex="11pt" style:font-weight-complex="bold"/>
    </style:style>
    <style:style style:name="P9" style:family="paragraph" style:parent-style-name="Preformatted_20_Text">
      <style:paragraph-properties fo:line-height="100%"/>
      <style:text-properties style:font-name="Times New Roman" fo:font-size="11pt" fo:font-weight="bold" style:font-size-asian="11pt" style:font-weight-asian="bold" style:font-size-complex="11pt" style:font-weight-complex="bold"/>
    </style:style>
    <style:style style:name="P10" style:family="paragraph" style:parent-style-name="Preformatted_20_Text">
      <style:paragraph-properties fo:line-height="100%"/>
      <style:text-properties style:font-name="Times New Roman" fo:font-size="11pt" fo:font-weight="bold" officeooo:rsid="0017710c" officeooo:paragraph-rsid="0017710c" style:font-size-asian="11pt" style:font-weight-asian="bold" style:font-size-complex="11pt" style:font-weight-complex="bold"/>
    </style:style>
    <style:style style:name="P11" style:family="paragraph" style:parent-style-name="Preformatted_20_Text">
      <style:paragraph-properties fo:line-height="100%"/>
      <style:text-properties style:font-name="Times New Roman" fo:font-size="11pt" fo:font-weight="bold" officeooo:rsid="001a9707" officeooo:paragraph-rsid="001a9707" style:font-size-asian="11pt" style:font-weight-asian="bold" style:font-size-complex="11pt" style:font-weight-complex="bold"/>
    </style:style>
    <style:style style:name="P12" style:family="paragraph" style:parent-style-name="Preformatted_20_Text">
      <style:paragraph-properties fo:line-height="100%"/>
      <style:text-properties style:font-name="Times New Roman" fo:font-size="11pt" fo:font-weight="bold" officeooo:rsid="001c98ae" officeooo:paragraph-rsid="001c98ae" style:font-size-asian="11pt" style:font-weight-asian="bold" style:font-size-complex="11pt" style:font-weight-complex="bold"/>
    </style:style>
    <style:style style:name="P13" style:family="paragraph" style:parent-style-name="Preformatted_20_Text">
      <style:paragraph-properties fo:line-height="100%"/>
      <style:text-properties style:font-name="Times New Roman" fo:font-size="11pt" fo:font-weight="bold" officeooo:rsid="0021fcae" officeooo:paragraph-rsid="0021fcae" style:font-size-asian="11pt" style:font-weight-asian="bold" style:font-size-complex="11pt" style:font-weight-complex="bold"/>
    </style:style>
    <style:style style:name="P14" style:family="paragraph" style:parent-style-name="Preformatted_20_Text">
      <style:paragraph-properties fo:line-height="100%"/>
      <style:text-properties style:font-name="Times New Roman" fo:font-size="11pt" style:text-underline-style="solid" style:text-underline-width="auto" style:text-underline-color="font-color" style:font-size-asian="11pt" style:font-size-complex="11pt"/>
    </style:style>
    <style:style style:name="P15" style:family="paragraph" style:parent-style-name="Preformatted_20_Text">
      <style:paragraph-properties fo:line-height="100%"/>
      <style:text-properties style:font-name="Times New Roman" fo:font-size="11pt" fo:font-style="normal" fo:font-weight="bold" officeooo:rsid="0017710c" officeooo:paragraph-rsid="0017710c" style:font-size-asian="11pt" style:font-style-asian="normal" style:font-weight-asian="bold" style:font-size-complex="11pt" style:font-style-complex="normal" style:font-weight-complex="bold"/>
    </style:style>
    <style:style style:name="P16" style:family="paragraph" style:parent-style-name="Preformatted_20_Text">
      <style:paragraph-properties fo:line-height="100%"/>
      <style:text-properties style:font-name="Times New Roman" fo:font-size="11pt" fo:font-weight="normal" officeooo:rsid="0017710c" officeooo:paragraph-rsid="0017710c" style:font-size-asian="11pt" style:font-weight-asian="normal" style:font-size-complex="11pt" style:font-weight-complex="normal"/>
    </style:style>
    <style:style style:name="P17" style:family="paragraph" style:parent-style-name="Preformatted_20_Text">
      <style:paragraph-properties fo:line-height="100%"/>
      <style:text-properties style:font-name="Times New Roman" fo:font-size="11pt" fo:font-weight="normal" officeooo:rsid="0018a2f1" officeooo:paragraph-rsid="0018a2f1" style:font-size-asian="11pt" style:font-weight-asian="normal" style:font-size-complex="11pt" style:font-weight-complex="normal"/>
    </style:style>
    <style:style style:name="P18" style:family="paragraph" style:parent-style-name="Preformatted_20_Text">
      <style:paragraph-properties fo:line-height="100%"/>
      <style:text-properties style:font-name="Times New Roman" fo:font-size="11pt" fo:font-weight="normal" officeooo:rsid="001a9707" officeooo:paragraph-rsid="001a9707" style:font-size-asian="11pt" style:font-weight-asian="normal" style:font-size-complex="11pt" style:font-weight-complex="normal"/>
    </style:style>
    <style:style style:name="P19" style:family="paragraph" style:parent-style-name="Preformatted_20_Text">
      <style:paragraph-properties fo:line-height="100%"/>
      <style:text-properties style:font-name="Times New Roman" fo:font-size="11pt" fo:font-weight="normal" officeooo:rsid="001c98ae" officeooo:paragraph-rsid="001c98ae" style:font-size-asian="11pt" style:font-weight-asian="normal" style:font-size-complex="11pt" style:font-weight-complex="normal"/>
    </style:style>
    <style:style style:name="P20" style:family="paragraph" style:parent-style-name="Preformatted_20_Text">
      <style:paragraph-properties fo:line-height="100%"/>
      <style:text-properties style:font-name="Courier New" fo:font-size="11pt" style:font-size-asian="11pt" style:font-size-complex="11pt"/>
    </style:style>
    <style:style style:name="P21" style:family="paragraph" style:parent-style-name="Standard">
      <style:paragraph-properties fo:line-height="100%"/>
      <style:text-properties style:font-name="Times New Roman" fo:font-size="11pt" officeooo:paragraph-rsid="0037528d" style:font-size-asian="11pt" style:font-size-complex="11pt"/>
    </style:style>
    <style:style style:name="P22" style:family="paragraph" style:parent-style-name="Text_20_body">
      <style:paragraph-properties fo:line-height="100%"/>
      <style:text-properties style:font-name="FreeSans1" fo:font-size="12pt" style:font-size-asian="12pt" style:font-size-complex="12pt"/>
    </style:style>
    <style:style style:name="P23" style:family="paragraph" style:parent-style-name="Text_20_body">
      <style:paragraph-properties fo:line-height="100%"/>
      <style:text-properties style:font-name="FreeSans1" fo:font-size="12pt" officeooo:paragraph-rsid="0021fcae" style:font-size-asian="12pt" style:font-size-complex="12pt"/>
    </style:style>
    <style:style style:name="P24" style:family="paragraph" style:parent-style-name="Text_20_body">
      <style:paragraph-properties fo:line-height="100%"/>
      <style:text-properties style:font-name="FreeSans1" fo:font-size="12pt" officeooo:paragraph-rsid="0022b203" style:font-size-asian="12pt" style:font-size-complex="12pt"/>
    </style:style>
    <style:style style:name="P25" style:family="paragraph" style:parent-style-name="Text_20_body">
      <style:paragraph-properties fo:line-height="100%"/>
      <style:text-properties style:font-name="FreeSans1" fo:font-size="12pt" officeooo:rsid="0017710c" style:font-size-asian="12pt" style:font-size-complex="12pt"/>
    </style:style>
    <style:style style:name="P26" style:family="paragraph" style:parent-style-name="Text_20_body">
      <style:paragraph-properties fo:line-height="100%"/>
      <style:text-properties style:font-name="FreeSans1" fo:font-size="12pt" officeooo:rsid="0017710c" officeooo:paragraph-rsid="0017710c" style:font-size-asian="12pt" style:font-size-complex="12pt"/>
    </style:style>
    <style:style style:name="P27" style:family="paragraph" style:parent-style-name="Text_20_body">
      <style:paragraph-properties fo:line-height="100%"/>
      <style:text-properties style:font-name="FreeSans1" fo:font-size="12pt" fo:font-weight="normal" officeooo:rsid="0017710c" officeooo:paragraph-rsid="0017710c" style:font-size-asian="10.5pt" style:font-weight-asian="normal" style:font-size-complex="12pt" style:font-weight-complex="normal"/>
    </style:style>
    <style:style style:name="P28" style:family="paragraph" style:parent-style-name="Text_20_body">
      <style:paragraph-properties fo:line-height="100%"/>
      <style:text-properties style:font-name="FreeSans1" fo:font-size="12pt" fo:font-weight="normal" officeooo:rsid="001a9707" officeooo:paragraph-rsid="001a9707" style:font-size-asian="10.5pt" style:font-weight-asian="normal" style:font-size-complex="12pt" style:font-weight-complex="normal"/>
    </style:style>
    <style:style style:name="P29" style:family="paragraph" style:parent-style-name="Text_20_body">
      <style:paragraph-properties fo:line-height="100%"/>
      <style:text-properties style:font-name="FreeSans1" fo:font-size="12pt" fo:font-weight="normal" officeooo:rsid="001c98ae" officeooo:paragraph-rsid="001c98ae" style:font-size-asian="10.5pt" style:font-weight-asian="normal" style:font-size-complex="12pt" style:font-weight-complex="normal"/>
    </style:style>
    <style:style style:name="P30" style:family="paragraph" style:parent-style-name="Text_20_body">
      <style:paragraph-properties fo:line-height="100%"/>
      <style:text-properties style:font-name="FreeSans1" fo:font-size="12pt" fo:font-weight="normal" officeooo:rsid="0018a2f1" officeooo:paragraph-rsid="0018a2f1" style:font-size-asian="12pt" style:font-weight-asian="normal" style:font-size-complex="12pt" style:font-weight-complex="normal"/>
    </style:style>
    <style:style style:name="P31" style:family="paragraph" style:parent-style-name="Text_20_body">
      <style:paragraph-properties fo:line-height="100%"/>
      <style:text-properties officeooo:rsid="00338713" officeooo:paragraph-rsid="00338713"/>
    </style:style>
    <style:style style:name="P32" style:family="paragraph" style:parent-style-name="Text_20_body">
      <style:paragraph-properties fo:line-height="100%"/>
    </style:style>
    <style:style style:name="P33" style:family="paragraph" style:parent-style-name="Text_20_body" style:list-style-name="L3">
      <style:paragraph-properties fo:margin-top="0in" fo:margin-bottom="0in" style:contextual-spacing="false" fo:line-height="100%"/>
    </style:style>
    <style:style style:name="P34" style:family="paragraph" style:parent-style-name="Text_20_body" style:list-style-name="L3">
      <style:paragraph-properties fo:line-height="100%"/>
    </style:style>
    <style:style style:name="P35" style:family="paragraph" style:parent-style-name="Text_20_body" style:list-style-name="L1">
      <style:paragraph-properties fo:margin-top="0in" fo:margin-bottom="0in" style:contextual-spacing="false" fo:line-height="100%"/>
    </style:style>
    <style:style style:name="P36" style:family="paragraph" style:parent-style-name="Text_20_body" style:list-style-name="L1">
      <style:paragraph-properties fo:line-height="100%"/>
    </style:style>
    <style:style style:name="P37" style:family="paragraph" style:parent-style-name="Text_20_body">
      <style:paragraph-properties fo:line-height="100%"/>
      <style:text-properties style:font-name="Times New Roman" fo:font-size="11pt" style:font-size-asian="11pt" style:font-size-complex="11pt"/>
    </style:style>
    <style:style style:name="P38" style:family="paragraph" style:parent-style-name="Text_20_body" style:list-style-name="L4">
      <style:paragraph-properties fo:margin-top="0in" fo:margin-bottom="0in" style:contextual-spacing="false" fo:line-height="100%"/>
      <style:text-properties style:font-name="Times New Roman" fo:font-size="11pt" officeooo:paragraph-rsid="003ba3b1" style:font-size-asian="11pt" style:font-size-complex="11pt"/>
    </style:style>
    <style:style style:name="P39" style:family="paragraph" style:parent-style-name="Text_20_body" style:list-style-name="L4">
      <style:paragraph-properties fo:margin-top="0in" fo:margin-bottom="0in" style:contextual-spacing="false" fo:line-height="100%"/>
      <style:text-properties style:font-name="Times New Roman" fo:font-size="11pt" style:font-size-asian="11pt" style:font-size-complex="11pt"/>
    </style:style>
    <style:style style:name="P40" style:family="paragraph" style:parent-style-name="Text_20_body" style:list-style-name="L4">
      <style:paragraph-properties fo:line-height="100%"/>
      <style:text-properties style:font-name="Times New Roman" fo:font-size="11pt" style:font-size-asian="11pt" style:font-size-complex="11pt"/>
    </style:style>
    <style:style style:name="P41" style:family="paragraph" style:parent-style-name="Text_20_body">
      <style:paragraph-properties fo:line-height="100%"/>
      <style:text-properties style:font-name="Times New Roman" fo:font-size="11pt" officeooo:paragraph-rsid="0021fcae" style:font-size-asian="11pt" style:font-size-complex="11pt"/>
    </style:style>
    <style:style style:name="P42" style:family="paragraph" style:parent-style-name="Text_20_body" style:list-style-name="L2">
      <style:paragraph-properties fo:line-height="100%"/>
      <style:text-properties style:font-name="Times New Roman" fo:font-size="11pt" style:font-size-asian="11pt" style:font-size-complex="11pt"/>
    </style:style>
    <style:style style:name="P43" style:family="paragraph" style:parent-style-name="Text_20_body">
      <style:paragraph-properties fo:line-height="100%"/>
      <style:text-properties style:font-name="Times New Roman" fo:font-size="11pt" fo:font-weight="bold" officeooo:rsid="0022b203" officeooo:paragraph-rsid="0022b203" style:font-size-asian="11pt" style:font-weight-asian="bold" style:font-size-complex="11pt" style:font-weight-complex="bold"/>
    </style:style>
    <style:style style:name="T1" style:family="text">
      <style:text-properties style:font-name="Courier New"/>
    </style:style>
    <style:style style:name="T2" style:family="text">
      <style:text-properties style:font-name="Courier New" style:font-size-asian="12pt"/>
    </style:style>
    <style:style style:name="T3" style:family="text">
      <style:text-properties style:font-name="Courier New" fo:font-size="12pt" fo:font-weight="normal" officeooo:rsid="0021fcae" style:font-size-asian="10.5pt" style:font-weight-asian="normal" style:font-size-complex="12pt" style:font-weight-complex="normal"/>
    </style:style>
    <style:style style:name="T4" style:family="text">
      <style:text-properties style:font-name="Courier New" fo:font-size="12pt" fo:font-weight="normal" officeooo:rsid="0017710c" style:font-size-asian="10.5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normal" officeooo:rsid="0017710c" style:font-style-asian="normal" style:font-style-complex="normal"/>
    </style:style>
    <style:style style:name="T7" style:family="text">
      <style:text-properties fo:font-style="normal" officeooo:rsid="0035e392" style:font-style-asian="normal" style:font-style-complex="normal"/>
    </style:style>
    <style:style style:name="T8" style:family="text">
      <style:text-properties officeooo:rsid="0017710c"/>
    </style:style>
    <style:style style:name="T9" style:family="text">
      <style:text-properties officeooo:rsid="0018a2f1"/>
    </style:style>
    <style:style style:name="T10" style:family="text">
      <style:text-properties style:font-name="FreeSans1"/>
    </style:style>
    <style:style style:name="T11" style:family="text">
      <style:text-properties style:font-name="FreeSans1" officeooo:rsid="001a9707"/>
    </style:style>
    <style:style style:name="T12" style:family="text">
      <style:text-properties style:font-name="FreeSans1" officeooo:rsid="001c5e85" style:font-size-asian="12pt"/>
    </style:style>
    <style:style style:name="T13" style:family="text">
      <style:text-properties style:font-name="FreeSans1" fo:font-size="12pt" fo:font-weight="normal" officeooo:rsid="0021fcae" style:font-size-asian="10.5pt" style:font-weight-asian="normal" style:font-size-complex="12pt" style:font-weight-complex="normal"/>
    </style:style>
    <style:style style:name="T14" style:family="text">
      <style:text-properties style:font-name="FreeSans1" fo:font-size="12pt" fo:font-weight="normal" officeooo:rsid="0017710c" style:font-size-asian="10.5pt" style:font-weight-asian="normal" style:font-size-complex="12pt" style:font-weight-complex="normal"/>
    </style:style>
    <style:style style:name="T15" style:family="text">
      <style:text-properties style:font-name="FreeSans1" fo:font-size="12pt" fo:font-weight="normal" officeooo:rsid="003e9042" style:font-size-asian="10.5pt" style:font-weight-asian="normal" style:font-size-complex="12pt" style:font-weight-complex="normal"/>
    </style:style>
    <style:style style:name="T16" style:family="text">
      <style:text-properties style:font-name="FreeSans1" fo:font-size="12pt" fo:font-weight="normal" officeooo:rsid="003fac68" style:font-size-asian="10.5pt" style:font-weight-asian="normal" style:font-size-complex="12pt" style:font-weight-complex="normal"/>
    </style:style>
    <style:style style:name="T17" style:family="text">
      <style:text-properties style:font-name="FreeSans1" fo:font-size="12pt" style:font-size-asian="12pt" style:font-size-complex="12pt"/>
    </style:style>
    <style:style style:name="T18" style:family="text">
      <style:text-properties style:font-name="FreeSans1" fo:font-size="12pt" officeooo:rsid="0026e1a0" style:font-size-asian="12pt" style:font-size-complex="12pt"/>
    </style:style>
    <style:style style:name="T19" style:family="text">
      <style:text-properties style:font-name="FreeSans1" officeooo:rsid="0021fcae"/>
    </style:style>
    <style:style style:name="T20" style:family="text">
      <style:text-properties style:font-name="FreeSans1" officeooo:rsid="00285342"/>
    </style:style>
    <style:style style:name="T21" style:family="text">
      <style:text-properties style:font-name="FreeSans1" officeooo:rsid="002898d9"/>
    </style:style>
    <style:style style:name="T22" style:family="text">
      <style:text-properties style:font-name="FreeSans1" fo:font-style="normal" officeooo:rsid="0017710c" style:font-style-asian="normal" style:font-style-complex="normal"/>
    </style:style>
    <style:style style:name="T23" style:family="text">
      <style:text-properties style:font-name="FreeSans1" officeooo:rsid="002c4931"/>
    </style:style>
    <style:style style:name="T24" style:family="text">
      <style:text-properties style:font-name="FreeSans1" officeooo:rsid="002db893"/>
    </style:style>
    <style:style style:name="T25" style:family="text">
      <style:text-properties style:font-name="FreeSans1" officeooo:rsid="0035e392"/>
    </style:style>
    <style:style style:name="T26" style:family="text">
      <style:text-properties style:font-name="FreeSans1" officeooo:rsid="0037528d"/>
    </style:style>
    <style:style style:name="T27" style:family="text">
      <style:text-properties officeooo:rsid="001a9707"/>
    </style:style>
    <style:style style:name="T28" style:family="text">
      <style:text-properties style:font-size-asian="12pt"/>
    </style:style>
    <style:style style:name="T29" style:family="text">
      <style:text-properties officeooo:rsid="001c5e85" style:font-size-asian="12pt"/>
    </style:style>
    <style:style style:name="T30" style:family="text">
      <style:text-properties officeooo:rsid="003ba3b1" style:font-size-asian="12pt"/>
    </style:style>
    <style:style style:name="T31" style:family="text">
      <style:text-properties officeooo:rsid="001c5e85"/>
    </style:style>
    <style:style style:name="T32" style:family="text">
      <style:text-properties officeooo:rsid="0021fcae"/>
    </style:style>
    <style:style style:name="T33" style:family="text">
      <style:text-properties style:text-position="0% 100%" officeooo:rsid="0026e1a0"/>
    </style:style>
    <style:style style:name="T34" style:family="text">
      <style:text-properties style:text-position="0% 100%" style:font-name="FreeSans1" officeooo:rsid="0026e1a0"/>
    </style:style>
    <style:style style:name="T35" style:family="text">
      <style:text-properties style:text-position="0% 100%" style:font-name="Consolas" officeooo:rsid="0026e1a0"/>
    </style:style>
    <style:style style:name="T36" style:family="text">
      <style:text-properties style:text-position="0% 100%" style:font-name="Calibri" officeooo:rsid="0026e1a0"/>
    </style:style>
    <style:style style:name="T37" style:family="text">
      <style:text-properties style:text-position="0% 100%" style:font-name="Calibri Light" officeooo:rsid="0026e1a0"/>
    </style:style>
    <style:style style:name="T38" style:family="text">
      <style:text-properties style:text-position="0% 100%" style:font-name="Arial" officeooo:rsid="0026e1a0"/>
    </style:style>
    <style:style style:name="T39" style:family="text">
      <style:text-properties style:text-position="0% 100%" style:font-name="FreeMono" officeooo:rsid="0026e1a0"/>
    </style:style>
    <style:style style:name="T40" style:family="text">
      <style:text-properties style:text-position="0% 100%" style:font-name="Corbel" officeooo:rsid="0026e1a0"/>
    </style:style>
    <style:style style:name="T41" style:family="text">
      <style:text-properties style:text-position="0% 100%" style:font-name="Arial Black" officeooo:rsid="0026e1a0"/>
    </style:style>
    <style:style style:name="T42" style:family="text">
      <style:text-properties style:text-position="0% 100%" style:font-name="Bahnschrift" officeooo:rsid="0026e1a0"/>
    </style:style>
    <style:style style:name="T43" style:family="text">
      <style:text-properties style:text-position="0% 100%" style:font-name="Cantarell" officeooo:rsid="0026e1a0"/>
    </style:style>
    <style:style style:name="T44" style:family="text">
      <style:text-properties style:text-position="0% 100%" style:font-name="Constantia" officeooo:rsid="0026e1a0"/>
    </style:style>
    <style:style style:name="T45" style:family="text">
      <style:text-properties style:text-position="0% 100%" style:font-name="Times New Roman" officeooo:rsid="0026e1a0"/>
    </style:style>
    <style:style style:name="T46" style:family="text">
      <style:text-properties style:text-position="0% 100%" style:font-name="Times New Roman" fo:font-size="11pt" officeooo:rsid="0026e1a0" style:font-size-asian="11pt" style:font-size-complex="11pt"/>
    </style:style>
    <style:style style:name="T47" style:family="text">
      <style:text-properties officeooo:rsid="0026e1a0"/>
    </style:style>
    <style:style style:name="T48" style:family="text">
      <style:text-properties officeooo:rsid="00285342"/>
    </style:style>
    <style:style style:name="T49" style:family="text">
      <style:text-properties officeooo:rsid="002e7ed0"/>
    </style:style>
    <style:style style:name="T50" style:family="text">
      <style:text-properties officeooo:rsid="002fcef7"/>
    </style:style>
    <style:style style:name="T51" style:family="text">
      <style:text-properties officeooo:rsid="002d10ae"/>
    </style:style>
    <style:style style:name="T52" style:family="text">
      <style:text-properties officeooo:rsid="0034be71"/>
    </style:style>
    <style:style style:name="T53" style:family="text">
      <style:text-properties officeooo:rsid="0037528d"/>
    </style:style>
    <style:style style:name="T54" style:family="text">
      <style:text-properties style:font-name="FreeSans1"/>
    </style:style>
    <style:style style:name="T55" style:family="text">
      <style:text-properties style:font-name="FreeSans1" officeooo:rsid="003850a5"/>
    </style:style>
    <style:style style:name="T56" style:family="text">
      <style:text-properties style:font-name="FreeSans1" officeooo:rsid="001c5e85" style:font-size-asian="12pt"/>
    </style:style>
    <style:style style:name="T57" style:family="text">
      <style:text-properties officeooo:rsid="003850a5"/>
    </style:style>
    <style:style style:name="T58" style:family="text">
      <style:text-properties officeooo:rsid="003a23ef"/>
    </style:style>
    <style:style style:name="T59" style:family="text">
      <style:text-properties fo:font-size="12pt" fo:font-weight="normal" officeooo:rsid="0021fcae" style:font-size-asian="10.5pt" style:font-weight-asian="normal" style:font-size-complex="12pt" style:font-weight-complex="normal"/>
    </style:style>
    <style:style style:name="T60" style:family="text">
      <style:text-properties fo:font-size="12pt" fo:font-weight="normal" officeooo:rsid="0017710c" style:font-size-asian="10.5pt" style:font-weight-asian="normal" style:font-size-complex="12pt" style:font-weight-complex="normal"/>
    </style:style>
    <style:style style:name="T61" style:family="text">
      <style:text-properties fo:font-size="12pt" fo:font-weight="normal" officeooo:rsid="003e9042" style:font-size-asian="10.5pt" style:font-weight-asian="normal" style:font-size-complex="12pt" style:font-weight-complex="normal"/>
    </style:style>
    <style:style style:name="T62" style:family="text">
      <style:text-properties fo:font-size="12pt" fo:font-weight="normal" officeooo:rsid="003fac68" style:font-size-asian="10.5pt" style:font-weight-asian="normal" style:font-size-complex="12pt" style:font-weight-complex="normal"/>
    </style:style>
    <style:style style:name="T63" style:family="text">
      <style:text-properties fo:font-size="12pt" style:font-size-asian="12pt" style:font-size-complex="12pt"/>
    </style:style>
    <style:style style:name="T64" style:family="text">
      <style:text-properties fo:font-size="12pt" officeooo:rsid="0026e1a0" style:font-size-asian="12pt" style:font-size-complex="12pt"/>
    </style:style>
    <style:style style:name="T65" style:family="text">
      <style:text-properties fo:font-weight="bold" style:font-weight-asian="bold" style:font-weight-complex="bold"/>
    </style:style>
    <style:style style:name="T66" style:family="text">
      <style:text-properties officeooo:rsid="002898d9"/>
    </style:style>
    <style:style style:name="T67" style:family="text">
      <style:text-properties officeooo:rsid="002c4931"/>
    </style:style>
    <style:style style:name="T68" style:family="text">
      <style:text-properties officeooo:rsid="002db893"/>
    </style:style>
    <style:style style:name="T69" style:family="text">
      <style:text-properties style:font-name="Consolas"/>
    </style:style>
    <style:style style:name="T70" style:family="text">
      <style:text-properties style:font-name="Consolas" officeooo:rsid="00285342"/>
    </style:style>
    <style:style style:name="T71" style:family="text">
      <style:text-properties style:font-name="Consolas" officeooo:rsid="002898d9"/>
    </style:style>
    <style:style style:name="T72" style:family="text">
      <style:text-properties style:font-name="Consolas" fo:font-style="normal" officeooo:rsid="0017710c" style:font-style-asian="normal" style:font-style-complex="normal"/>
    </style:style>
    <style:style style:name="T73" style:family="text">
      <style:text-properties style:font-name="Consolas" fo:font-style="normal" officeooo:rsid="0035e392" style:font-style-asian="normal" style:font-style-complex="normal"/>
    </style:style>
    <style:style style:name="T74" style:family="text">
      <style:text-properties style:font-name="Consolas" officeooo:rsid="002c4931"/>
    </style:style>
    <style:style style:name="T75" style:family="text">
      <style:text-properties style:font-name="Consolas" officeooo:rsid="0037528d"/>
    </style:style>
    <style:style style:name="T76" style:family="text">
      <style:text-properties style:font-name="Consolas" officeooo:rsid="002d10ae"/>
    </style:style>
    <style:style style:name="T77" style:family="text">
      <style:text-properties style:font-name="Consolas" officeooo:rsid="002db893"/>
    </style:style>
    <style:style style:name="T78" style:family="text">
      <style:text-properties style:font-name="Consolas" officeooo:rsid="003850a5"/>
    </style:style>
    <style:style style:name="T79" style:family="text">
      <style:text-properties style:font-name="Consolas" officeooo:rsid="001c5e85" style:font-size-asian="12pt"/>
    </style:style>
    <style:style style:name="T80" style:family="text">
      <style:text-properties style:font-name="Consolas" officeooo:rsid="0021fcae"/>
    </style:style>
    <style:style style:name="T81" style:family="text">
      <style:text-properties style:font-name="Calibri"/>
    </style:style>
    <style:style style:name="T82" style:family="text">
      <style:text-properties style:font-name="Calibri" officeooo:rsid="00285342"/>
    </style:style>
    <style:style style:name="T83" style:family="text">
      <style:text-properties style:font-name="Calibri" officeooo:rsid="002898d9"/>
    </style:style>
    <style:style style:name="T84" style:family="text">
      <style:text-properties style:font-name="Calibri" fo:font-style="normal" officeooo:rsid="0017710c" style:font-style-asian="normal" style:font-style-complex="normal"/>
    </style:style>
    <style:style style:name="T85" style:family="text">
      <style:text-properties style:font-name="Calibri" fo:font-style="normal" officeooo:rsid="0035e392" style:font-style-asian="normal" style:font-style-complex="normal"/>
    </style:style>
    <style:style style:name="T86" style:family="text">
      <style:text-properties style:font-name="Calibri" officeooo:rsid="002c4931"/>
    </style:style>
    <style:style style:name="T87" style:family="text">
      <style:text-properties style:font-name="Calibri" officeooo:rsid="0037528d"/>
    </style:style>
    <style:style style:name="T88" style:family="text">
      <style:text-properties style:font-name="Calibri" officeooo:rsid="002d10ae"/>
    </style:style>
    <style:style style:name="T89" style:family="text">
      <style:text-properties style:font-name="Calibri" officeooo:rsid="002db893"/>
    </style:style>
    <style:style style:name="T90" style:family="text">
      <style:text-properties style:font-name="Calibri" officeooo:rsid="003850a5"/>
    </style:style>
    <style:style style:name="T91" style:family="text">
      <style:text-properties style:font-name="Calibri" officeooo:rsid="001c5e85" style:font-size-asian="12pt"/>
    </style:style>
    <style:style style:name="T92" style:family="text">
      <style:text-properties style:font-name="Calibri" officeooo:rsid="0021fcae"/>
    </style:style>
    <style:style style:name="T93" style:family="text">
      <style:text-properties style:font-name="Calibri Light"/>
    </style:style>
    <style:style style:name="T94" style:family="text">
      <style:text-properties style:font-name="Calibri Light" officeooo:rsid="00285342"/>
    </style:style>
    <style:style style:name="T95" style:family="text">
      <style:text-properties style:font-name="Calibri Light" officeooo:rsid="002898d9"/>
    </style:style>
    <style:style style:name="T96" style:family="text">
      <style:text-properties style:font-name="Calibri Light" fo:font-style="normal" officeooo:rsid="0017710c" style:font-style-asian="normal" style:font-style-complex="normal"/>
    </style:style>
    <style:style style:name="T97" style:family="text">
      <style:text-properties style:font-name="Calibri Light" fo:font-style="normal" officeooo:rsid="0035e392" style:font-style-asian="normal" style:font-style-complex="normal"/>
    </style:style>
    <style:style style:name="T98" style:family="text">
      <style:text-properties style:font-name="Calibri Light" officeooo:rsid="002c4931"/>
    </style:style>
    <style:style style:name="T99" style:family="text">
      <style:text-properties style:font-name="Calibri Light" officeooo:rsid="0037528d"/>
    </style:style>
    <style:style style:name="T100" style:family="text">
      <style:text-properties style:font-name="Calibri Light" officeooo:rsid="002d10ae"/>
    </style:style>
    <style:style style:name="T101" style:family="text">
      <style:text-properties style:font-name="Calibri Light" officeooo:rsid="002db893"/>
    </style:style>
    <style:style style:name="T102" style:family="text">
      <style:text-properties style:font-name="Calibri Light" officeooo:rsid="003850a5"/>
    </style:style>
    <style:style style:name="T103" style:family="text">
      <style:text-properties style:font-name="Calibri Light" officeooo:rsid="001c5e85" style:font-size-asian="12pt"/>
    </style:style>
    <style:style style:name="T104" style:family="text">
      <style:text-properties style:font-name="Calibri Light" officeooo:rsid="0021fcae"/>
    </style:style>
    <style:style style:name="T105" style:family="text">
      <style:text-properties style:font-name="Arial"/>
    </style:style>
    <style:style style:name="T106" style:family="text">
      <style:text-properties style:font-name="Arial" officeooo:rsid="00285342"/>
    </style:style>
    <style:style style:name="T107" style:family="text">
      <style:text-properties style:font-name="Arial" officeooo:rsid="002898d9"/>
    </style:style>
    <style:style style:name="T108" style:family="text">
      <style:text-properties style:font-name="Arial" fo:font-style="normal" officeooo:rsid="0017710c" style:font-style-asian="normal" style:font-style-complex="normal"/>
    </style:style>
    <style:style style:name="T109" style:family="text">
      <style:text-properties style:font-name="Arial" fo:font-style="normal" officeooo:rsid="0035e392" style:font-style-asian="normal" style:font-style-complex="normal"/>
    </style:style>
    <style:style style:name="T110" style:family="text">
      <style:text-properties style:font-name="Arial" officeooo:rsid="002c4931"/>
    </style:style>
    <style:style style:name="T111" style:family="text">
      <style:text-properties style:font-name="Arial" officeooo:rsid="0037528d"/>
    </style:style>
    <style:style style:name="T112" style:family="text">
      <style:text-properties style:font-name="Arial" officeooo:rsid="002d10ae"/>
    </style:style>
    <style:style style:name="T113" style:family="text">
      <style:text-properties style:font-name="Arial" officeooo:rsid="002db893"/>
    </style:style>
    <style:style style:name="T114" style:family="text">
      <style:text-properties style:font-name="Arial" officeooo:rsid="003850a5"/>
    </style:style>
    <style:style style:name="T115" style:family="text">
      <style:text-properties style:font-name="Arial" officeooo:rsid="001c5e85" style:font-size-asian="12pt"/>
    </style:style>
    <style:style style:name="T116" style:family="text">
      <style:text-properties style:font-name="Arial" officeooo:rsid="0021fcae"/>
    </style:style>
    <style:style style:name="T117" style:family="text">
      <style:text-properties style:font-name="FreeMono"/>
    </style:style>
    <style:style style:name="T118" style:family="text">
      <style:text-properties style:font-name="FreeMono" officeooo:rsid="00285342"/>
    </style:style>
    <style:style style:name="T119" style:family="text">
      <style:text-properties style:font-name="FreeMono" officeooo:rsid="002898d9"/>
    </style:style>
    <style:style style:name="T120" style:family="text">
      <style:text-properties style:font-name="FreeMono" fo:font-style="normal" officeooo:rsid="0017710c" style:font-style-asian="normal" style:font-style-complex="normal"/>
    </style:style>
    <style:style style:name="T121" style:family="text">
      <style:text-properties style:font-name="FreeMono" fo:font-style="normal" officeooo:rsid="0035e392" style:font-style-asian="normal" style:font-style-complex="normal"/>
    </style:style>
    <style:style style:name="T122" style:family="text">
      <style:text-properties style:font-name="FreeMono" officeooo:rsid="002c4931"/>
    </style:style>
    <style:style style:name="T123" style:family="text">
      <style:text-properties style:font-name="FreeMono" officeooo:rsid="0037528d"/>
    </style:style>
    <style:style style:name="T124" style:family="text">
      <style:text-properties style:font-name="FreeMono" officeooo:rsid="002d10ae"/>
    </style:style>
    <style:style style:name="T125" style:family="text">
      <style:text-properties style:font-name="FreeMono" officeooo:rsid="002db893"/>
    </style:style>
    <style:style style:name="T126" style:family="text">
      <style:text-properties style:font-name="FreeMono" officeooo:rsid="003850a5"/>
    </style:style>
    <style:style style:name="T127" style:family="text">
      <style:text-properties style:font-name="FreeMono" officeooo:rsid="001c5e85" style:font-size-asian="12pt"/>
    </style:style>
    <style:style style:name="T128" style:family="text">
      <style:text-properties style:font-name="FreeMono" officeooo:rsid="0021fcae"/>
    </style:style>
    <style:style style:name="T129" style:family="text">
      <style:text-properties style:font-name="Corbel"/>
    </style:style>
    <style:style style:name="T130" style:family="text">
      <style:text-properties style:font-name="Corbel" officeooo:rsid="00285342"/>
    </style:style>
    <style:style style:name="T131" style:family="text">
      <style:text-properties style:font-name="Corbel" officeooo:rsid="002898d9"/>
    </style:style>
    <style:style style:name="T132" style:family="text">
      <style:text-properties style:font-name="Corbel" fo:font-style="normal" officeooo:rsid="0017710c" style:font-style-asian="normal" style:font-style-complex="normal"/>
    </style:style>
    <style:style style:name="T133" style:family="text">
      <style:text-properties style:font-name="Corbel" fo:font-style="normal" officeooo:rsid="0035e392" style:font-style-asian="normal" style:font-style-complex="normal"/>
    </style:style>
    <style:style style:name="T134" style:family="text">
      <style:text-properties style:font-name="Corbel" officeooo:rsid="002c4931"/>
    </style:style>
    <style:style style:name="T135" style:family="text">
      <style:text-properties style:font-name="Corbel" officeooo:rsid="0037528d"/>
    </style:style>
    <style:style style:name="T136" style:family="text">
      <style:text-properties style:font-name="Corbel" officeooo:rsid="002d10ae"/>
    </style:style>
    <style:style style:name="T137" style:family="text">
      <style:text-properties style:font-name="Corbel" officeooo:rsid="002db893"/>
    </style:style>
    <style:style style:name="T138" style:family="text">
      <style:text-properties style:font-name="Corbel" officeooo:rsid="003850a5"/>
    </style:style>
    <style:style style:name="T139" style:family="text">
      <style:text-properties style:font-name="Corbel" officeooo:rsid="001c5e85" style:font-size-asian="12pt"/>
    </style:style>
    <style:style style:name="T140" style:family="text">
      <style:text-properties style:font-name="Corbel" officeooo:rsid="0021fcae"/>
    </style:style>
    <style:style style:name="T141" style:family="text">
      <style:text-properties style:font-name="Arial Black"/>
    </style:style>
    <style:style style:name="T142" style:family="text">
      <style:text-properties style:font-name="Arial Black" officeooo:rsid="00285342"/>
    </style:style>
    <style:style style:name="T143" style:family="text">
      <style:text-properties style:font-name="Arial Black" officeooo:rsid="002898d9"/>
    </style:style>
    <style:style style:name="T144" style:family="text">
      <style:text-properties style:font-name="Arial Black" fo:font-style="normal" officeooo:rsid="0017710c" style:font-style-asian="normal" style:font-style-complex="normal"/>
    </style:style>
    <style:style style:name="T145" style:family="text">
      <style:text-properties style:font-name="Arial Black" fo:font-style="normal" officeooo:rsid="0035e392" style:font-style-asian="normal" style:font-style-complex="normal"/>
    </style:style>
    <style:style style:name="T146" style:family="text">
      <style:text-properties style:font-name="Arial Black" officeooo:rsid="002c4931"/>
    </style:style>
    <style:style style:name="T147" style:family="text">
      <style:text-properties style:font-name="Arial Black" officeooo:rsid="0037528d"/>
    </style:style>
    <style:style style:name="T148" style:family="text">
      <style:text-properties style:font-name="Arial Black" officeooo:rsid="002d10ae"/>
    </style:style>
    <style:style style:name="T149" style:family="text">
      <style:text-properties style:font-name="Arial Black" officeooo:rsid="002db893"/>
    </style:style>
    <style:style style:name="T150" style:family="text">
      <style:text-properties style:font-name="Arial Black" officeooo:rsid="003850a5"/>
    </style:style>
    <style:style style:name="T151" style:family="text">
      <style:text-properties style:font-name="Arial Black" officeooo:rsid="001c5e85" style:font-size-asian="12pt"/>
    </style:style>
    <style:style style:name="T152" style:family="text">
      <style:text-properties style:font-name="Arial Black" officeooo:rsid="0021fcae"/>
    </style:style>
    <style:style style:name="T153" style:family="text">
      <style:text-properties style:font-name="Bahnschrift"/>
    </style:style>
    <style:style style:name="T154" style:family="text">
      <style:text-properties style:font-name="Bahnschrift" officeooo:rsid="00285342"/>
    </style:style>
    <style:style style:name="T155" style:family="text">
      <style:text-properties style:font-name="Bahnschrift" officeooo:rsid="002898d9"/>
    </style:style>
    <style:style style:name="T156" style:family="text">
      <style:text-properties style:font-name="Bahnschrift" fo:font-style="normal" officeooo:rsid="0017710c" style:font-style-asian="normal" style:font-style-complex="normal"/>
    </style:style>
    <style:style style:name="T157" style:family="text">
      <style:text-properties style:font-name="Bahnschrift" fo:font-style="normal" officeooo:rsid="0035e392" style:font-style-asian="normal" style:font-style-complex="normal"/>
    </style:style>
    <style:style style:name="T158" style:family="text">
      <style:text-properties style:font-name="Bahnschrift" officeooo:rsid="002c4931"/>
    </style:style>
    <style:style style:name="T159" style:family="text">
      <style:text-properties style:font-name="Bahnschrift" officeooo:rsid="0037528d"/>
    </style:style>
    <style:style style:name="T160" style:family="text">
      <style:text-properties style:font-name="Bahnschrift" officeooo:rsid="002d10ae"/>
    </style:style>
    <style:style style:name="T161" style:family="text">
      <style:text-properties style:font-name="Bahnschrift" officeooo:rsid="002db893"/>
    </style:style>
    <style:style style:name="T162" style:family="text">
      <style:text-properties style:font-name="Bahnschrift" officeooo:rsid="003850a5"/>
    </style:style>
    <style:style style:name="T163" style:family="text">
      <style:text-properties style:font-name="Bahnschrift" officeooo:rsid="001c5e85" style:font-size-asian="12pt"/>
    </style:style>
    <style:style style:name="T164" style:family="text">
      <style:text-properties style:font-name="Bahnschrift" officeooo:rsid="0021fcae"/>
    </style:style>
    <style:style style:name="T165" style:family="text">
      <style:text-properties style:font-name="Cantarell"/>
    </style:style>
    <style:style style:name="T166" style:family="text">
      <style:text-properties style:font-name="Cantarell" officeooo:rsid="00285342"/>
    </style:style>
    <style:style style:name="T167" style:family="text">
      <style:text-properties style:font-name="Cantarell" officeooo:rsid="002898d9"/>
    </style:style>
    <style:style style:name="T168" style:family="text">
      <style:text-properties style:font-name="Cantarell" fo:font-style="normal" officeooo:rsid="0017710c" style:font-style-asian="normal" style:font-style-complex="normal"/>
    </style:style>
    <style:style style:name="T169" style:family="text">
      <style:text-properties style:font-name="Cantarell" fo:font-style="normal" officeooo:rsid="0035e392" style:font-style-asian="normal" style:font-style-complex="normal"/>
    </style:style>
    <style:style style:name="T170" style:family="text">
      <style:text-properties style:font-name="Cantarell" officeooo:rsid="002c4931"/>
    </style:style>
    <style:style style:name="T171" style:family="text">
      <style:text-properties style:font-name="Cantarell" officeooo:rsid="0037528d"/>
    </style:style>
    <style:style style:name="T172" style:family="text">
      <style:text-properties style:font-name="Cantarell" officeooo:rsid="002d10ae"/>
    </style:style>
    <style:style style:name="T173" style:family="text">
      <style:text-properties style:font-name="Cantarell" officeooo:rsid="002db893"/>
    </style:style>
    <style:style style:name="T174" style:family="text">
      <style:text-properties style:font-name="Cantarell" officeooo:rsid="003850a5"/>
    </style:style>
    <style:style style:name="T175" style:family="text">
      <style:text-properties style:font-name="Cantarell" officeooo:rsid="001c5e85" style:font-size-asian="12pt"/>
    </style:style>
    <style:style style:name="T176" style:family="text">
      <style:text-properties style:font-name="Cantarell" officeooo:rsid="0021fcae"/>
    </style:style>
    <style:style style:name="T177" style:family="text">
      <style:text-properties style:font-name="Constantia"/>
    </style:style>
    <style:style style:name="T178" style:family="text">
      <style:text-properties style:font-name="Constantia" officeooo:rsid="00285342"/>
    </style:style>
    <style:style style:name="T179" style:family="text">
      <style:text-properties style:font-name="Constantia" officeooo:rsid="002898d9"/>
    </style:style>
    <style:style style:name="T180" style:family="text">
      <style:text-properties style:font-name="Constantia" fo:font-style="normal" officeooo:rsid="0017710c" style:font-style-asian="normal" style:font-style-complex="normal"/>
    </style:style>
    <style:style style:name="T181" style:family="text">
      <style:text-properties style:font-name="Constantia" fo:font-style="normal" officeooo:rsid="0035e392" style:font-style-asian="normal" style:font-style-complex="normal"/>
    </style:style>
    <style:style style:name="T182" style:family="text">
      <style:text-properties style:font-name="Constantia" officeooo:rsid="002c4931"/>
    </style:style>
    <style:style style:name="T183" style:family="text">
      <style:text-properties style:font-name="Constantia" officeooo:rsid="0037528d"/>
    </style:style>
    <style:style style:name="T184" style:family="text">
      <style:text-properties style:font-name="Constantia" officeooo:rsid="002d10ae"/>
    </style:style>
    <style:style style:name="T185" style:family="text">
      <style:text-properties style:font-name="Constantia" officeooo:rsid="002db893"/>
    </style:style>
    <style:style style:name="T186" style:family="text">
      <style:text-properties style:font-name="Constantia" officeooo:rsid="003850a5"/>
    </style:style>
    <style:style style:name="T187" style:family="text">
      <style:text-properties style:font-name="Constantia" officeooo:rsid="001c5e85" style:font-size-asian="12pt"/>
    </style:style>
    <style:style style:name="T188" style:family="text">
      <style:text-properties style:font-name="Constantia" officeooo:rsid="0021fcae"/>
    </style:style>
    <style:style style:name="T189" style:family="text">
      <style:text-properties style:font-name="Times New Roman"/>
    </style:style>
    <style:style style:name="T190" style:family="text">
      <style:text-properties style:font-name="Times New Roman" officeooo:rsid="00285342"/>
    </style:style>
    <style:style style:name="T191" style:family="text">
      <style:text-properties style:font-name="Times New Roman" officeooo:rsid="002898d9"/>
    </style:style>
    <style:style style:name="T192" style:family="text">
      <style:text-properties style:font-name="Times New Roman" fo:font-style="normal" officeooo:rsid="0017710c" style:font-style-asian="normal" style:font-style-complex="normal"/>
    </style:style>
    <style:style style:name="T193" style:family="text">
      <style:text-properties style:font-name="Times New Roman" fo:font-style="normal" officeooo:rsid="0035e392" style:font-style-asian="normal" style:font-style-complex="normal"/>
    </style:style>
    <style:style style:name="T194" style:family="text">
      <style:text-properties style:font-name="Times New Roman" officeooo:rsid="002c4931"/>
    </style:style>
    <style:style style:name="T195" style:family="text">
      <style:text-properties style:font-name="Times New Roman" officeooo:rsid="0037528d"/>
    </style:style>
    <style:style style:name="T196" style:family="text">
      <style:text-properties style:font-name="Times New Roman" officeooo:rsid="002d10ae"/>
    </style:style>
    <style:style style:name="T197" style:family="text">
      <style:text-properties style:font-name="Times New Roman" officeooo:rsid="002db893"/>
    </style:style>
    <style:style style:name="T198" style:family="text">
      <style:text-properties style:font-name="Times New Roman" officeooo:rsid="003850a5"/>
    </style:style>
    <style:style style:name="T199" style:family="text">
      <style:text-properties style:font-name="Times New Roman" officeooo:rsid="001c5e85" style:font-size-asian="12pt"/>
    </style:style>
    <style:style style:name="T200" style:family="text">
      <style:text-properties style:font-name="Times New Roman" officeooo:rsid="0021fcae"/>
    </style:style>
    <style:style style:name="T201" style:family="text">
      <style:text-properties style:font-name="Times New Roman" officeooo:rsid="001c5e85"/>
    </style:style>
    <style:style style:name="T202" style:family="text">
      <style:text-properties style:font-name="Times New Roman" fo:font-size="11pt" style:font-size-asian="11pt" style:font-size-complex="11pt"/>
    </style:style>
    <style:style style:name="T203" style:family="text">
      <style:text-properties style:font-name="Times New Roman" fo:font-size="11pt" officeooo:rsid="00285342" style:font-size-asian="11pt" style:font-size-complex="11pt"/>
    </style:style>
    <style:style style:name="T204" style:family="text">
      <style:text-properties style:font-name="Times New Roman" fo:font-size="11pt" officeooo:rsid="002898d9" style:font-size-asian="11pt" style:font-size-complex="11pt"/>
    </style:style>
    <style:style style:name="T205" style:family="text">
      <style:text-properties style:font-name="Times New Roman" fo:font-size="11pt" officeooo:rsid="002c4931" style:font-size-asian="11pt" style:font-size-complex="11pt"/>
    </style:style>
    <style:style style:name="T206" style:family="text">
      <style:text-properties style:font-name="Times New Roman" fo:font-size="11pt" officeooo:rsid="0037528d" style:font-size-asian="11pt" style:font-size-complex="11pt"/>
    </style:style>
    <style:style style:name="T207" style:family="text">
      <style:text-properties style:font-name="Times New Roman" fo:font-size="11pt" officeooo:rsid="002d10ae" style:font-size-asian="11pt" style:font-size-complex="11pt"/>
    </style:style>
    <style:style style:name="T208" style:family="text">
      <style:text-properties style:font-name="Times New Roman" fo:font-size="11pt" officeooo:rsid="002db893" style:font-size-asian="11pt" style:font-size-complex="11pt"/>
    </style:style>
    <style:style style:name="T209" style:family="text">
      <style:text-properties style:font-name="Times New Roman" fo:font-size="11pt" officeooo:rsid="003850a5" style:font-size-asian="11pt" style:font-size-complex="11pt"/>
    </style:style>
    <style:style style:name="T210" style:family="text">
      <style:text-properties style:font-name="Times New Roman" fo:font-size="11pt" officeooo:rsid="001c5e85" style:font-size-asian="11pt" style:font-size-complex="11pt"/>
    </style:style>
    <style:style style:name="T211" style:family="text">
      <style:text-properties style:font-name="Times New Roman" fo:font-size="11pt" officeooo:rsid="0021fcae" style:font-size-asian="11pt" style:font-size-complex="11pt"/>
    </style:style>
    <style:style style:name="T212" style:family="text">
      <style:text-properties style:font-name="Times New Roman" fo:font-size="11pt" fo:font-style="normal" officeooo:rsid="0017710c" style:font-size-asian="11pt" style:font-style-asian="normal" style:font-size-complex="11pt" style:font-style-complex="normal"/>
    </style:style>
    <style:style style:name="T213" style:family="text">
      <style:text-properties style:font-name="Times New Roman" fo:font-size="11pt" fo:font-style="normal" officeooo:rsid="0035e392" style:font-size-asian="11pt" style:font-style-asian="normal" style:font-size-complex="11pt" style:font-style-complex="normal"/>
    </style:style>
    <style:style style:name="T214" style:family="text">
      <style:text-properties fo:font-weight="normal" officeooo:rsid="0021fcae" style:font-weight-asian="normal" style:font-weight-complex="normal"/>
    </style:style>
    <style:style style:name="T215" style:family="text">
      <style:text-properties fo:font-weight="normal" officeooo:rsid="0017710c" style:font-weight-asian="normal" style:font-weight-complex="normal"/>
    </style:style>
    <style:style style:name="T216" style:family="text">
      <style:text-properties fo:font-weight="normal" officeooo:rsid="003e9042" style:font-weight-asian="normal" style:font-weight-complex="normal"/>
    </style:style>
    <style:style style:name="T217" style:family="text">
      <style:text-properties fo:font-weight="normal" officeooo:rsid="003fac68"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lia@arch-elia ~/adsExam/]$ m elia cortesi 01911A</text:p>
      <text:p text:style-name="P20">[elia@arch-elia ~/adsExam/]$ m algorithm exam brickProject</text:p>
      <text:p text:style-name="P20">[elia@arch-elia ~/adsExam/]$ s brickProject</text:p>
      <text:p text:style-name="P3"/>
      <text:p text:style-name="P8">brickProject by Elia Cortesi</text:p>
      <text:p text:style-name="P3"/>
      <text:p text:style-name="P3">Indice:</text:p>
      <text:p text:style-name="P3">1 – Introduzione</text:p>
      <text:p text:style-name="P3"><text:tab/>1.1 – Descrizione del problema</text:p>
      <text:p text:style-name="P3"><text:tab/>1.2 – Struttura del progetto</text:p>
      <text:p text:style-name="P3">2 - Modellazione e implementazione</text:p>
      <text:p text:style-name="P3"><text:tab/>2.1 – Modellazione del problema</text:p>
      <text:p text:style-name="P3"><text:tab/>2.2 – Implementazione delle strutture dati</text:p>
      <text:p text:style-name="P3"><text:tab/><text:tab/>2.2.1 – Implementazione di gioco</text:p>
      <text:p text:style-name="P3"><text:tab/><text:tab/>2.2.2 – Implementazione di mattoncino</text:p>
      <text:p text:style-name="P3"><text:tab/><text:tab/>2.2.3 – Implementazione di fila</text:p>
      <text:p text:style-name="P3"><text:tab/><text:tab/>2.2.4 – Implementazione delle liste concatenate</text:p>
      <text:p text:style-name="P3"><text:tab/><text:tab/>2.2.5 – Implementazione delle code<text:tab/></text:p>
      <text:p text:style-name="P3">3 - Spiegazione delle funzioni</text:p>
      <text:p text:style-name="P3"><text:tab/><text:span text:style-name="T8">3.1 – Spiegazione delle funzioni ausiliarie</text:span></text:p>
      <text:p text:style-name="P3"><text:tab/>3.<text:span text:style-name="T8">2</text:span> – Spiegazione di inserisciMattoncino</text:p>
      <text:p text:style-name="P3"><text:tab/>3.<text:span text:style-name="T8">3</text:span> – Spiegazione di stampaMattoncino</text:p>
      <text:p text:style-name="P3"><text:tab/>3.<text:span text:style-name="T8">4</text:span> – Spiegazione di disponiFila</text:p>
      <text:p text:style-name="P3"><text:tab/>3.<text:span text:style-name="T8">5</text:span> – Spiegazione di stampaFila</text:p>
      <text:p text:style-name="P3"><text:tab/>3.<text:span text:style-name="T8">6</text:span> – Spiegazione di eliminaFila</text:p>
      <text:p text:style-name="P3"><text:tab/>3.<text:span text:style-name="T8">7</text:span> – Spiegazione di sottostringaMassima</text:p>
      <text:p text:style-name="P3"><text:tab/>3.<text:span text:style-name="T8">8</text:span> – Spiegazione di indiceCacofonia</text:p>
      <text:p text:style-name="P3"><text:tab/>3.<text:span text:style-name="T8">9</text:span> – Spiegazione di disponiFilaMinima</text:p>
      <text:p text:style-name="P3"/>
      <text:p text:style-name="P9">1 - Introduzione</text:p>
      <text:p text:style-name="P3"/>
      <text:p text:style-name="P9">1.1 - Descrizione del problema</text:p>
      <text:p text:style-name="P3"/>
      <text:p text:style-name="P3">Il problema proposto è un gioco da tavolo ispirato al domino, in cui si manipolano mattoncini contenuti in una scatola per formare file su un tavolo. I mattoncini si concatenano in base alla compatibilità delle loro estremità: due mattoncini si possono unire se l'estremità destra del primo è uguale all'estremità sinistra del secondo, oppure se l'estremità destra del primo è uguale all'estremità destra del secondo, considerando anche la possibilità di concatenare il secondo mattoncino al contrario. Ogni mattoncino è identificato da <text:span text:style-name="T50">un nome e da due bordi (vedi sezione 2.2.2)</text:span>. La formazione di una fila avviene concatenando i nomi dei mattoncini coinvolti. Ulteriori dettagli sul problema e sulle sue dinamiche saranno forniti nelle sezioni successive.</text:p>
      <text:p text:style-name="P3"/>
      <text:p text:style-name="P3"><text:span text:style-name="T65">1.2 – Struttura del progetto</text:span></text:p>
      <text:p text:style-name="P20">brickProject/</text:p>
      <text:p text:style-name="P20">│</text:p>
      <text:p text:style-name="P20">├── test/</text:p>
      <text:p text:style-name="P20">│ <text:s text:c="2"/>├── input_disponi_fila_e_indice_cacofonia.txt</text:p>
      <text:p text:style-name="P20">│ <text:s text:c="2"/>├── input_fila_minima.txt</text:p>
      <text:p text:style-name="P20">│ <text:s text:c="2"/>├── input_inserimento_mattoncini.txt</text:p>
      <text:p text:style-name="P20">│ <text:s text:c="2"/>├── input_lungo.txt</text:p>
      <text:p text:style-name="P20">│ <text:s text:c="2"/>└── input_sottostringa_massima.txt</text:p>
      <text:p text:style-name="P20">│</text:p>
      <text:p text:style-name="P20">├── controllaMattoncini.go</text:p>
      <text:p text:style-name="P20">├── disponiFila.go</text:p>
      <text:p text:style-name="P20">├── disponiFilaMinima.go</text:p>
      <text:p text:style-name="P20"><text:soft-page-break/>├── eliminaFila.go</text:p>
      <text:p text:style-name="P20">├── gestioneCode.go</text:p>
      <text:p text:style-name="P20">├── gestioneListe.go</text:p>
      <text:p text:style-name="P20">├── indiceCacofonia.go</text:p>
      <text:p text:style-name="P20">├── inserisciMattoncino.go</text:p>
      <text:p text:style-name="P20">├── main.go</text:p>
      <text:p text:style-name="P20">├── sottostringaMassima.go</text:p>
      <text:p text:style-name="P20">├── stampaFila.go</text:p>
      <text:p text:style-name="P20">└── stampaMattoncino.go</text:p>
      <text:p text:style-name="P3"/>
      <text:p text:style-name="P3">I file all’interno della directory <text:span text:style-name="T5">brickProject/test/</text:span> sono dei file di input in formato <text:span text:style-name="T5">.txt</text:span> che servono a simulare una serie di comandi per il programma.</text:p>
      <text:p text:style-name="P3">I file all’interno della directory <text:span text:style-name="T5">brickProject/ </text:span>sono tutti i file in formato .<text:span text:style-name="T5">go</text:span> che compongono il programma.</text:p>
      <text:p text:style-name="P3">Per avviare il programma correttamente eseguire il seguente comando all’interno della directory principale del progetto:</text:p>
      <text:p text:style-name="P3"/>
      <text:p text:style-name="P3">[elia@arch-elia ~/brickProject/]$ go run .</text:p>
      <text:p text:style-name="P3"/>
      <text:p text:style-name="P3">E poi inserire manualmente a piacimento i comandi relativi al programma elencati alla fine di questa sezione.</text:p>
      <text:p text:style-name="P3"/>
      <text:p text:style-name="P3">Se si volesse utilizzare un input presente nella cartella test eseguire i seguenti comandi all’interno della directory principale del progetto:</text:p>
      <text:p text:style-name="P3"/>
      <text:p text:style-name="P3">[elia@arch-elia ~/brickProject/]$ go build .</text:p>
      <text:p text:style-name="P3">[elia@arch-elia ~/brickProject/]$ ./main &lt; test/input_a_piacere.txt</text:p>
      <text:p text:style-name="P3"/>
      <text:p text:style-name="P3">Se invece si volesse usare un input proprio spostare il file <text:span text:style-name="T5">.txt</text:span> nella cartella test ed eseguire i comandi sopracitati con il nome del vostro file.</text:p>
      <text:p text:style-name="P3"/>
      <text:p text:style-name="P3"/>
      <text:p text:style-name="P14">Lista dei comandi:</text:p>
      <text:p text:style-name="P3">m α β σ inserisciMattoncino (α, β, σ)</text:p>
      <text:p text:style-name="P3">s σ stampaMattoncino (σ)</text:p>
      <text:p text:style-name="P3">d ±σ1 ±σ2 . . . ±σn disponiFila (±σ1 , ±σ2 , . . . , ±σn)</text:p>
      <text:p text:style-name="P3">S σ stampaFila (σ)</text:p>
      <text:p text:style-name="P3">e σ eliminaFila (σ)</text:p>
      <text:p text:style-name="P3">f α β disponiFilaMinima (α, β)</text:p>
      <text:p text:style-name="P3">M σ τ sottostringaMassima (σ, τ )</text:p>
      <text:p text:style-name="P3">i σ indiceCacofonia (σ)</text:p>
      <text:p text:style-name="P3">c σ α1 α2 . . . αn costo (σ, α1 , α2 , . . . , αn ) </text:p>
      <text:p text:style-name="P3">q termina l’esecuzione del programma</text:p>
      <text:p text:style-name="P3"/>
      <text:p text:style-name="P9">2 – Modellazione e implementazione</text:p>
      <text:p text:style-name="P3"/>
      <text:p text:style-name="P9">2.1 – Modellazione del problema</text:p>
      <text:p text:style-name="P3"/>
      <text:p text:style-name="P37">Analizzando attentamente la traccia fornita e le varie istruzioni che il programma deve elaborare, <text:span text:style-name="T48">si possono fare</text:span> alcune considerazioni importanti. Prima di tutto, la scatola in cui i mattoncini vengono inseriti e prelevati deve essere in grado di gestire un alto volume di richieste in modo efficiente. Per garantire ciò, è essenziale dotarla di un meccanismo che consenta di reperire i mattoncini richiesti rapidamente. Lo stesso principio si applica al tavolo. Entrambe queste strutture dati devono permettere l'aggiunta e la rimozione di mattoncini, o gruppi di mattoncini nel caso del tavolo, in modo efficiente e veloce. <text:span text:style-name="T48">Ciò si può fare facilemente con delle mappe.</text:span></text:p>
      <text:p text:style-name="P32"><text:span text:style-name="T202">Inoltre, vi è una funzione particolare, </text:span><text:span text:style-name="Source_20_Text"><text:span text:style-name="T202">disponiFilaMinima</text:span></text:span><text:span text:style-name="T202">, che richiede di disporre sul tavolo una fila di mattoncini, da </text:span><text:span text:style-name="T203">una forma ad un’altra</text:span><text:span text:style-name="T202">, con la minor lunghezza possibile. Per affrontare quest</text:span><text:span text:style-name="T203">o problema</text:span><text:span text:style-name="T202">, </text:span><text:span text:style-name="T203">posso </text:span><text:span text:style-name="T202">modellare i mattoncini come un </text:span><text:soft-page-break/><text:span text:style-name="T202">grafo e utilizzare una delle tecniche di visita dei grafi per individuare questa fila minima. Il grafo in questione deve presentare alcune caratteristiche specifiche: non è orientato, poiché un mattoncino può essere concatenato in entrambi i versi, e non è pesato, poiché non esiste alcun criterio per favorire un mattoncino rispetto agli altri. Ulteriori dettagli saranno forniti nella sezione corrispondente.</text:span></text:p>
      <text:p text:style-name="P32"><text:span text:style-name="T202">Infine, la funzione </text:span><text:span text:style-name="Source_20_Text"><text:span text:style-name="T202">costo</text:span></text:span><text:span text:style-name="T202"> richiede di manipolare le file di mattoncini, aggiungendo e rimuovendo elementi da un punto specifico della fila. A tale scopo, </text:span><text:span text:style-name="T203">ritengo</text:span><text:span text:style-name="T202"> che le liste concatenate siano una scelta più opportuna rispetto agli array, sia in termini di efficienza che di gestione dello spazio.</text:span></text:p>
      <text:p text:style-name="P31"><text:span text:style-name="T202">EDIT: Successivamente alla fase finale del progetto, durante lo sviluppo della funzione </text:span><text:span text:style-name="Source_20_Text"><text:span text:style-name="T202">costo</text:span></text:span><text:span text:style-name="T202">, ho riscontrato che essa non opera direttamente sulle file di mattoncini, ma piuttosto sulle sequenze di forme dei mattoncini che compongono la fila. Pertanto, alcune funzionalità delle liste concatenate e le liste stesse non sono pienamente sfruttate. Nonostante ciò, a causa del momento avanzato della fase di sviluppo, ho deciso di mantenere l'implementazione con le liste concatenate senza fare modifiche.</text:span></text:p>
      <text:p text:style-name="P3"/>
      <text:p text:style-name="P3"/>
      <text:p text:style-name="P9">2.2 – Implementazione delle strutture dati</text:p>
      <text:p text:style-name="P3"/>
      <text:p text:style-name="P9">2.2.1 – Implementazione di gioco</text:p>
      <text:p text:style-name="P3"/>
      <text:p text:style-name="P25"><text:span text:style-name="T202">La struttura dati </text:span><text:span text:style-name="Source_20_Text"><text:span text:style-name="T202">gioco</text:span></text:span><text:span text:style-name="T202"> rappresenta il gioco nella sua interezza, includendo sia la scatola sia il tavolo. In Go, è possibile implementarla con una struct contenente due campi: </text:span><text:span text:style-name="Source_20_Text"><text:span text:style-name="T202">scatola</text:span></text:span><text:span text:style-name="T202"> e </text:span><text:span text:style-name="Source_20_Text"><text:span text:style-name="T202">tavolo</text:span></text:span><text:span text:style-name="T202">. Come discusso nella sezione 2.1, entrambe queste strutture devono essere efficienti e veloci negli inserimenti, nelle cancellazioni e nelle ricerche, e le mappe sembrano rispondere a questi requisiti. Le mappe sono strutture dati che associano una chiave a un valore. Le chiavi sono univoche, il che significa che non possono esistere due valori diversi nella mappa memorizzati con la stessa chiave.</text:span></text:p>
      <text:p text:style-name="P32"><text:span text:style-name="T202">La </text:span><text:span text:style-name="Source_20_Text"><text:span text:style-name="T202">scatola</text:span></text:span><text:span text:style-name="T202"> rappresenta il contenitore di tutti i mattoncini e può essere implementata utilizzando una mappa in cui la chiave è una stringa, rappresentante il nome del mattoncino, e il valore è un </text:span><text:span text:style-name="T204">vettore</text:span><text:span text:style-name="T202"> di due stringhe che contiene il bordo sinistro e il bordo destro del mattoncino </text:span><text:span text:style-name="T204">(ulteriori dettagli su mattoncino nella sezione 2.2.2).</text:span></text:p>
      <text:p text:style-name="P32"><text:span text:style-name="T202">Il </text:span><text:span text:style-name="Source_20_Text"><text:span text:style-name="T202">tavolo</text:span></text:span><text:span text:style-name="T202"> rappresenta il piano di gioco su cui verranno disposte le file e può essere implementato utilizzando una mappa in cui la chiave è una stringa, rappresentante il nome della fila, e il valore è il tipo fila (come descritto nella sezione 2.2.3). In questo modo, le operazioni di inserimento, cancellazione e ricerca hanno un costo O(1), poiché sfruttano il meccanismo di ricerca chiave-valore, che è immediato rispetto alla scansione dell'intera struttura.</text:span></text:p>
      <text:p text:style-name="P32"><text:span text:style-name="T202">Per rendere l'utilizzo della funzione </text:span><text:span text:style-name="Source_20_Text"><text:span text:style-name="T202">disponiFilaMinima</text:span></text:span><text:span text:style-name="T202"> più comodo all'interno di </text:span><text:span text:style-name="Source_20_Text"><text:span text:style-name="T202">gioco</text:span></text:span><text:span text:style-name="T202">, istanzio anche un altro campo chiamato </text:span><text:span text:style-name="Source_20_Text"><text:span text:style-name="T202">forme</text:span></text:span><text:span text:style-name="T202">. Questo campo rappresenta l'elenco di tutte le forme disponibili per i mattoncini e può essere implementato utilizzando una mappa in cui la chiave è una stringa, rappresentante la forma di un bordo di un mattoncino, e il valore è un bool, che può assumere il valore true o false. Tuttavia, per ottimizzare lo spazio, il tipo del valore è scelto in modo che occupi il minor spazio possibile: </text:span><text:span text:style-name="T204">infatti non uso questa</text:span><text:span text:style-name="T202"> mappa per il valore booleano, ma sfrutt</text:span><text:span text:style-name="T204">o</text:span><text:span text:style-name="T202"> la comodità di ricerca e inserimento offerta dalla struttura dati mappa</text:span></text:p>
      <text:p text:style-name="P6"/>
      <text:p text:style-name="P3"/>
      <text:p text:style-name="P9">2.2.2 – Implementazione di mattoncino</text:p>
      <text:p text:style-name="P3"/>
      <text:p text:style-name="P22"><text:span text:style-name="T202">La struttura dati </text:span><text:span text:style-name="Source_20_Text"><text:span text:style-name="T202">mattoncino</text:span></text:span><text:span text:style-name="T202"> rappresenta un singolo mattoncino. Un mattoncino è identificato da una tripla m(alpha, beta, sigma), in cui alpha, beta e sigma sono stringhe. Alpha e beta corrispondono ai bordi sinistro e destro del mattoncino, mentre sigma rappresenta il suo nome. È possibile utilizzare una struct con tre campi, tutti di tipo stringa.</text:span></text:p>
      <text:p text:style-name="P37">Tuttavia, i mattoncini devono soddisfare alcune condizioni: non possono esistere due mattoncini con lo stesso nome e un mattoncino non può avere <text:span text:style-name="T52">il </text:span>bord<text:span text:style-name="T52">o</text:span> <text:span text:style-name="T52">sinistro e destro </text:span>uguali tra loro.</text:p>
      <text:p text:style-name="P3"/>
      <text:p text:style-name="P3"/>
      <text:p text:style-name="P9">2.2.3 – Implementazione di fila</text:p>
      <text:p text:style-name="P3"/>
      <text:p text:style-name="P22"><text:soft-page-break/><text:span text:style-name="T212">La struttura dati </text:span><text:span text:style-name="Source_20_Text"><text:span text:style-name="T212">fila</text:span></text:span><text:span text:style-name="T212"> rappresenta una concatenazione di mattoncini. I mattoncini possono concatenarsi in due modi: in modo normale </text:span><text:span text:style-name="T213">beta</text:span><text:span text:style-name="T212">-</text:span><text:span text:style-name="T213">alph</text:span><text:span text:style-name="T212">a o in modo inverso </text:span><text:span text:style-name="T213">beta-beta/alpha-alpha</text:span><text:span text:style-name="T212"> (invertendo il secondo/</text:span><text:span text:style-name="T213">primo</text:span><text:span text:style-name="T212">). In Go, è possibile implementarla con una struct contenente due campi: </text:span><text:span text:style-name="Source_20_Text"><text:span text:style-name="T212">componenti</text:span></text:span><text:span text:style-name="T212"> e </text:span><text:span text:style-name="Source_20_Text"><text:span text:style-name="T212">indiceCacofonico</text:span></text:span><text:span text:style-name="T212">.</text:span></text:p>
      <text:p text:style-name="P32"><text:span text:style-name="T202">Il campo </text:span><text:span text:style-name="Source_20_Text"><text:span text:style-name="T202">componenti</text:span></text:span><text:span text:style-name="T202"> rappresenta la fila in sé, ovvero la concatenazione di tutti i mattoncini, e può essere implementato utilizzando una lista concatenata (come descritto nella sezione 2.2.4).</text:span></text:p>
      <text:p text:style-name="P32"><text:span text:style-name="T202">Il campo </text:span><text:span text:style-name="Source_20_Text"><text:span text:style-name="T202">indiceCacofonico</text:span></text:span><text:span text:style-name="T202"> rappresenta l'indice di cacofonia del nome di una fila (come definito nella sezione 3.8) e può essere implementato con un intero.</text:span></text:p>
      <text:p text:style-name="P3"><text:span text:style-name="T6"/></text:p>
      <text:p text:style-name="P3"><text:span text:style-name="T6"/></text:p>
      <text:p text:style-name="P15">2.2.4 – Implementazione delle liste concatenate</text:p>
      <text:p text:style-name="P3"/>
      <text:p text:style-name="P26"><text:span text:style-name="T202">Come spiegato nella sezione 2.2.3, ho implementato la concatenazione effettiva dei mattoncini utilizzando una lista concatenata. In Go, il package </text:span><text:span text:style-name="Source_20_Text"><text:span text:style-name="T202">container/list</text:span></text:span><text:span text:style-name="T202"> fornisce una serie di funzioni per creare e gestire le liste. Tuttavia, ho preferito implementare tipi e funzioni per la creazione e la gestione delle liste da zero, per adattarle specificamente al mio problema e avere un controllo completo sul loro funzionamento. Questa implementazione è contenuta nel file </text:span><text:span text:style-name="Source_20_Text"><text:span text:style-name="T202">gestioneListe.go</text:span></text:span><text:span text:style-name="T202">.</text:span></text:p>
      <text:p text:style-name="P32"><text:span text:style-name="T202">All'interno di questo file, definisco il tipo </text:span><text:span text:style-name="Source_20_Text"><text:span text:style-name="T202">listNode</text:span></text:span><text:span text:style-name="T202">, che rappresenta un nodo della lista. Ha quattro campi: </text:span><text:span text:style-name="Source_20_Text"><text:span text:style-name="T202">next</text:span></text:span><text:span text:style-name="T202"> e </text:span><text:span text:style-name="Source_20_Text"><text:span text:style-name="T202">prev</text:span></text:span><text:span text:style-name="T202">, puntatori a </text:span><text:span text:style-name="Source_20_Text"><text:span text:style-name="T202">listNode</text:span></text:span><text:span text:style-name="T202">, </text:span><text:span text:style-name="Source_20_Text"><text:span text:style-name="T202">segno</text:span></text:span><text:span text:style-name="T202">, un byte (per ulteriori dettagli, vedi sezione 3.4, </text:span><text:span text:style-name="Source_20_Text"><text:span text:style-name="T202">disponiFila</text:span></text:span><text:span text:style-name="T202">), e </text:span><text:span text:style-name="Source_20_Text"><text:span text:style-name="T202">data</text:span></text:span><text:span text:style-name="T202">, di tipo </text:span><text:span text:style-name="Source_20_Text"><text:span text:style-name="T202">mattoncino</text:span></text:span><text:span text:style-name="T202">. </text:span><text:span text:style-name="Source_20_Text"><text:span text:style-name="T202">Next</text:span></text:span><text:span text:style-name="T202"> e </text:span><text:span text:style-name="Source_20_Text"><text:span text:style-name="T202">prev</text:span></text:span><text:span text:style-name="T202"> indicano rispettivamente il nodo successivo e il nodo precedente al nodo corrente, rendendo la lista doppiamente concatenata. Questa caratteristica offre il vantaggio di poter essere percorsa facilmente sia dall'inizio sia dalla fine, oltre a garantire un range più ampio di operazioni rispetto alla lista concatenata semplice. </text:span><text:span text:style-name="Source_20_Text"><text:span text:style-name="T202">Data</text:span></text:span><text:span text:style-name="T202"> rappresenta il valore contenuto nel nodo della lista, e è di tipo </text:span><text:span text:style-name="Source_20_Text"><text:span text:style-name="T202">mattoncino</text:span></text:span><text:span text:style-name="T202">, con i campi descritti nella sezione 2.2.2.</text:span></text:p>
      <text:p text:style-name="P32"><text:span text:style-name="T202">Oltre a </text:span><text:span text:style-name="Source_20_Text"><text:span text:style-name="T202">listNode</text:span></text:span><text:span text:style-name="T202">, definisco il tipo </text:span><text:span text:style-name="Source_20_Text"><text:span text:style-name="T202">linkedList</text:span></text:span><text:span text:style-name="T202">, che rappresenta una lista doppiamente concatenata. </text:span><text:span text:style-name="Source_20_Text"><text:span text:style-name="T202">LinkedList</text:span></text:span><text:span text:style-name="T202"> ha due campi: </text:span><text:span text:style-name="Source_20_Text"><text:span text:style-name="T202">head</text:span></text:span><text:span text:style-name="T202">, un puntatore a </text:span><text:span text:style-name="Source_20_Text"><text:span text:style-name="T202">listNode</text:span></text:span><text:span text:style-name="T202">, e </text:span><text:span text:style-name="Source_20_Text"><text:span text:style-name="T202">tail</text:span></text:span><text:span text:style-name="T202">, un puntatore a </text:span><text:span text:style-name="Source_20_Text"><text:span text:style-name="T202">listNode</text:span></text:span><text:span text:style-name="T202">. </text:span><text:span text:style-name="Source_20_Text"><text:span text:style-name="T202">Head</text:span></text:span><text:span text:style-name="T202"> rappresenta il primo nodo della lista, mentre </text:span><text:span text:style-name="Source_20_Text"><text:span text:style-name="T202">tail</text:span></text:span><text:span text:style-name="T202"> rappresenta l'ultimo.</text:span></text:p>
      <text:p text:style-name="P21">Successivamente, definisco delle funzioni per la creazione e la gestione delle liste:</text:p>
      <text:list text:style-name="L3">
        <text:list-item>
          <text:p text:style-name="P33"><text:span text:style-name="Source_20_Text"><text:span text:style-name="T202">newList</text:span></text:span><text:span text:style-name="T202">: inizializza una nuova lista (complessità O(1)).</text:span></text:p>
        </text:list-item>
        <text:list-item>
          <text:p text:style-name="P33"><text:span text:style-name="Source_20_Text"><text:span text:style-name="T202">newNode</text:span></text:span><text:span text:style-name="T202">: inizializza un nuovo nodo (complessità O(1)).</text:span></text:p>
        </text:list-item>
        <text:list-item>
          <text:p text:style-name="P33"><text:span text:style-name="Source_20_Text"><text:span text:style-name="T202">addNode</text:span></text:span><text:span text:style-name="T202">: aggiunge un nodo in coda alla lista (complessità O(1)).</text:span></text:p>
        </text:list-item>
        <text:list-item>
          <text:p text:style-name="P33"><text:span text:style-name="Source_20_Text"><text:span text:style-name="T202">searchNode</text:span></text:span><text:span text:style-name="T202">: restituisce il nodo corrispondente a un mattoncino con un determinato nome (complessità O(n), dove n è la lunghezza della lista).</text:span></text:p>
        </text:list-item>
        <text:list-item>
          <text:p text:style-name="P34"><text:span text:style-name="Source_20_Text"><text:span text:style-name="T202">printList</text:span></text:span><text:span text:style-name="T202">: restituisce una stampa della fila secondo il formato specificato nella sezione 3.5 (complessità O(n), dove n è la lunghezza della lista).</text:span></text:p>
        </text:list-item>
      </text:list>
      <text:p text:style-name="P32"><text:span text:style-name="T202">Utilizzando queste funzioni, ho il completo controllo del mio codice e sono sicuro delle operazioni che esegue. Inoltre, posso modificare una funzione o un tipo secondo le mie esigenze, </text:span><text:span text:style-name="T205">ad esempio </text:span><text:span text:style-name="T202">come nella definizione del campo </text:span><text:span text:style-name="Source_20_Text"><text:span text:style-name="T202">segno</text:span></text:span><text:span text:style-name="T202"> in </text:span><text:span text:style-name="Source_20_Text"><text:span text:style-name="T202">listNode </text:span></text:span><text:span text:style-name="Source_20_Text"><text:span text:style-name="T206">(sezione 3.4)</text:span></text:span><text:span text:style-name="T202">.</text:span></text:p>
      <text:p text:style-name="P7"/>
      <text:p text:style-name="P7"/>
      <text:p text:style-name="P10">2.2.5 – Implementazione delle code</text:p>
      <text:p text:style-name="P3"/>
      <text:p text:style-name="P26"><text:span text:style-name="T202">Nell'algoritmo </text:span><text:span text:style-name="T207">di disponiFilaMinima (vedi sezione 3.9)</text:span><text:span text:style-name="T202"> </text:span><text:span text:style-name="T207">utilizzo</text:span><text:span text:style-name="T202"> una coda come struttura ausiliaria. Per lo stesso motivo per cui ho scelto di implementare da zero </text:span><text:span text:style-name="Source_20_Text"><text:span text:style-name="T202">gestioneListe.go</text:span></text:span><text:span text:style-name="T202">, ho deciso di creare anche </text:span><text:span text:style-name="Source_20_Text"><text:span text:style-name="T202">gestioneCode.go</text:span></text:span><text:span text:style-name="T202">.</text:span></text:p>
      <text:p text:style-name="P32"><text:span text:style-name="T202">All'interno di questo file, definisco due tipi principali: </text:span><text:span text:style-name="Source_20_Text"><text:span text:style-name="T202">queue</text:span></text:span><text:span text:style-name="T202">, che rappresenta una struttura dati coda, e </text:span><text:span text:style-name="Source_20_Text"><text:span text:style-name="T202">queueElement</text:span></text:span><text:span text:style-name="T202">, che rappresenta un elemento della coda. </text:span><text:span text:style-name="Source_20_Text"><text:span text:style-name="T202">queue</text:span></text:span><text:span text:style-name="T202"> ha due campi: </text:span><text:span text:style-name="Source_20_Text"><text:span text:style-name="T202">head</text:span></text:span><text:span text:style-name="T202">, un puntatore a </text:span><text:span text:style-name="Source_20_Text"><text:span text:style-name="T202">queueElement</text:span></text:span><text:span text:style-name="T202">, che rappresenta l'elemento presente nella coda da più tempo, e </text:span><text:span text:style-name="Source_20_Text"><text:span text:style-name="T202">tail</text:span></text:span><text:span text:style-name="T202">, un puntatore </text:span><text:span text:style-name="T208">sempre</text:span><text:span text:style-name="T202"> a </text:span><text:span text:style-name="Source_20_Text"><text:span text:style-name="T202">queueElement</text:span></text:span><text:span text:style-name="T202">, che rappresenta l'elemento presente nella coda da meno tempo.</text:span></text:p>
      <text:p text:style-name="P37">Successivamente, definisco delle funzioni e dei metodi per creare e gestire le code. Ho scelto di utilizzare anche i metodi perché mi sembravano più leggibili e per variare rispetto alle funzioni normali delle liste. Le funzioni e i metodi definiti includono:</text:p>
      <text:list text:style-name="L1">
        <text:list-item>
          <text:p text:style-name="P35"><text:soft-page-break/><text:span text:style-name="Source_20_Text"><text:span text:style-name="T202">newQueue</text:span></text:span><text:span text:style-name="T202">, che inizializza una nuova coda.</text:span></text:p>
        </text:list-item>
        <text:list-item>
          <text:p text:style-name="P35"><text:span text:style-name="Source_20_Text"><text:span text:style-name="T202">newQueueElement</text:span></text:span><text:span text:style-name="T202">, che inizializza un nuovo elemento di una coda.</text:span></text:p>
        </text:list-item>
        <text:list-item>
          <text:p text:style-name="P35"><text:span text:style-name="Source_20_Text"><text:span text:style-name="T202">enqueue</text:span></text:span><text:span text:style-name="T202">, un metodo che inserisce un elemento nella coda.</text:span></text:p>
        </text:list-item>
        <text:list-item>
          <text:p text:style-name="P35"><text:span text:style-name="Source_20_Text"><text:span text:style-name="T202">dequeue</text:span></text:span><text:span text:style-name="T202">, un metodo che rimuove un elemento dalla coda.</text:span></text:p>
        </text:list-item>
        <text:list-item>
          <text:p text:style-name="P35"><text:span text:style-name="Source_20_Text"><text:span text:style-name="T202">isEmpty</text:span></text:span><text:span text:style-name="T202">, un metodo che restituisce </text:span><text:span text:style-name="Source_20_Text"><text:span text:style-name="T202">true</text:span></text:span><text:span text:style-name="T202"> o </text:span><text:span text:style-name="Source_20_Text"><text:span text:style-name="T202">false</text:span></text:span><text:span text:style-name="T202"> a seconda se la coda contiene o meno elementi.</text:span></text:p>
        </text:list-item>
        <text:list-item>
          <text:p text:style-name="P35"><text:span text:style-name="Source_20_Text"><text:span text:style-name="T202">bottom</text:span></text:span><text:span text:style-name="T202">, un metodo che restituisce l'elemento presente da più tempo nella coda.</text:span></text:p>
        </text:list-item>
        <text:list-item>
          <text:p text:style-name="P36"><text:span text:style-name="Source_20_Text"><text:span text:style-name="T202">top</text:span></text:span><text:span text:style-name="T202">, un metodo che restituisce l'elemento presente da meno tempo nella coda.</text:span></text:p>
        </text:list-item>
      </text:list>
      <text:p text:style-name="P37"><text:span text:style-name="T49">Come per le liste, questo codice mi</text:span> consent<text:span text:style-name="T49">e</text:span> di gestire efficacemente le code all'interno del mio <text:span text:style-name="T49">progetto</text:span>, garantendo un controllo completo sulle operazioni eseguite e adattando la struttura alle specifiche del mio problema.</text:p>
      <text:p text:style-name="P7"/>
      <text:p text:style-name="P7"/>
      <text:p text:style-name="P10">3 – Spiegazione delle funzioni</text:p>
      <text:p text:style-name="P10"/>
      <text:p text:style-name="P10">3.1 – Spiegazione delle funzioni ausiliarie</text:p>
      <text:p text:style-name="P10"/>
      <text:p text:style-name="P27"><text:span text:style-name="T202">Durante lo sviluppo di quest</text:span><text:span text:style-name="T209">o</text:span><text:span text:style-name="T202"> </text:span><text:span text:style-name="T209">progetto</text:span><text:span text:style-name="T202">, mi sono trovato più volte a dover affrontare operazioni che, nel lungo termine, avrebbero aumentato la complessità e diluito il codice. Per risolvere questa situazione, ho deciso di creare un file </text:span><text:span text:style-name="Source_20_Text"><text:span text:style-name="T202">controllaMattoncini.go</text:span></text:span><text:span text:style-name="T202"> contenente funzioni ausiliarie utili per eseguire specifiche operazioni: </text:span><text:span text:style-name="Source_20_Text"><text:span text:style-name="T202">controllaScatola</text:span></text:span><text:span text:style-name="T202">, </text:span><text:span text:style-name="Source_20_Text"><text:span text:style-name="T202">controllaTavolo</text:span></text:span><text:span text:style-name="T202">, </text:span><text:span text:style-name="Source_20_Text"><text:span text:style-name="T202">trovaFilaSulTavolo</text:span></text:span><text:span text:style-name="T202"> e </text:span><text:span text:style-name="Source_20_Text"><text:span text:style-name="T202">verificaFila</text:span></text:span><text:span text:style-name="T202">.</text:span></text:p>
      <text:p text:style-name="P32"><text:span text:style-name="T202">La funzione </text:span><text:span text:style-name="Source_20_Text"><text:span text:style-name="T202">controllaScatola</text:span></text:span><text:span text:style-name="T202"> serve per verificare se un mattoncino è presente nella scatola. Utilizza la costruzione </text:span><text:span text:style-name="Source_20_Text"><text:span text:style-name="T202">if exists</text:span></text:span><text:span text:style-name="T202">, il che le conferisce una complessità O(1).</text:span></text:p>
      <text:p text:style-name="P32"><text:span text:style-name="T202">Per quanto riguarda </text:span><text:span text:style-name="Source_20_Text"><text:span text:style-name="T202">controllaTavolo</text:span></text:span><text:span text:style-name="T202">, ho riscontrato alcune difficoltà: essa itera prima sulla mappa del tavolo per controllare tutte le file e, per ciascun nome di fila, esegue un ciclo di controllo interno. Attualmente, la complessità di questa funzione è O(n * m * k), dove n è la lunghezza del nome della stringa, m è la lunghezza del nome del mattoncino da cercare e k è il numero delle file. Tuttavia, va considerato che nel caso peggiore tutti i mattoncini potrebbero collegarsi tra loro formando un'unica fila. In questo caso, la complessità della funzione sarebbe O(n * m), con n che rappresenta il numero di mattoncini e m la lunghezza del nome del mattoncino da cercare (in quanto il parametro k si annullerebbe, essendoci una sola fila).</text:span></text:p>
      <text:p text:style-name="P32"><text:span text:style-name="T202">Riguardo alla possibilità di utilizzare la funzione </text:span><text:span text:style-name="Source_20_Text"><text:span text:style-name="T202">Contains</text:span></text:span><text:span text:style-name="T202"> del package </text:span><text:span text:style-name="Source_20_Text"><text:span text:style-name="T202">strings</text:span></text:span><text:span text:style-name="T202">, ho verificato il codice sorgente di Go, ma le mie competenze non sono sufficienti per valutarne adeguatamente la complessità. Tuttavia, sembra che nel caso peggiore </text:span><text:span text:style-name="Source_20_Text"><text:span text:style-name="T202">Contains</text:span></text:span><text:span text:style-name="T202"> utilizzi un algoritmo con complessità O(n * m), pertanto ho deciso di implementare la funzione manualmente.</text:span></text:p>
      <text:p text:style-name="P32"><text:span text:style-name="Source_20_Text"><text:span text:style-name="T202">trovaFilaSulTavolo</text:span></text:span><text:span text:style-name="T202"> è essenzialmente una replica di </text:span><text:span text:style-name="Source_20_Text"><text:span text:style-name="T202">controllaTavolo</text:span></text:span><text:span text:style-name="T202">, ma restituisce il nome della fila e la lista effettiva dei mattoncini. La complessità rimane identica a quella di </text:span><text:span text:style-name="Source_20_Text"><text:span text:style-name="T202">controllaTavolo</text:span></text:span><text:span text:style-name="T202">.</text:span></text:p>
      <text:p text:style-name="P32"><text:span text:style-name="T202">Infine, </text:span><text:span text:style-name="Source_20_Text"><text:span text:style-name="T202">verificaFila</text:span></text:span><text:span text:style-name="T202"> è una funzione che verifica se una concatenazione di mattoncini è valida per formare una fila. La sua complessità è O(n), dove n è il numero di mattoncini da controllare; nel caso peggiore, n è uguale al numero totale di mattoncini nella scatola. La funzione utilizza uno switch case per controllare il segno di due mattoncini adiacenti e valutare i loro bordi in base a quelli.</text:span></text:p>
      <text:p text:style-name="P16"/>
      <text:p text:style-name="P10"/>
      <text:p text:style-name="P10">3.2 – Spiegazione di inserisciMattoncino</text:p>
      <text:p text:style-name="P10"/>
      <text:p text:style-name="P1"><text:span text:style-name="T202">La funzione </text:span><text:span text:style-name="Source_20_Text"><text:span text:style-name="T202">inserisciMattoncino</text:span></text:span><text:span text:style-name="T202"> consente di aggiungere un mattoncino alla scatola. Viene invocata con il comando </text:span><text:span text:style-name="Source_20_Text"><text:span text:style-name="T202">m alpha beta sigma</text:span></text:span><text:span text:style-name="T202"> e inserisce un mattoncino denominato </text:span><text:span text:style-name="Source_20_Text"><text:span text:style-name="T202">sigma</text:span></text:span><text:span text:style-name="T202">, con bordo sinistro </text:span><text:span text:style-name="Source_20_Text"><text:span text:style-name="T202">alpha</text:span></text:span><text:span text:style-name="T202"> e bordo destro </text:span><text:span text:style-name="Source_20_Text"><text:span text:style-name="T202">beta</text:span></text:span><text:span text:style-name="T202">. Se il mattoncino supera i controlli di legittimità, viene inserito nella scatola e le forme dei suoi bordi vengono aggiunte alla mappa </text:span><text:span text:style-name="Source_20_Text"><text:span text:style-name="T202">forme</text:span></text:span><text:span text:style-name="T202">. Questa funzione ha complessità O(1) perché all'interno utilizza la funzione </text:span><text:span text:style-name="Source_20_Text"><text:span text:style-name="T202">controllaScatola</text:span></text:span><text:span text:style-name="T202"> e esegue tre inserimenti in una mappa.</text:span></text:p>
      <text:p text:style-name="P16"/>
      <text:p text:style-name="P10">3.3 – Spiegazione di stampaMattoncino</text:p>
      <text:p text:style-name="P10"/>
      <text:p text:style-name="P30"><text:span text:style-name="T202">La funzione </text:span><text:span text:style-name="Source_20_Text"><text:span text:style-name="T202">stampaMattoncino</text:span></text:span><text:span text:style-name="T202"> consente di stampare a schermo un mattoncino secondo il formato specificato: </text:span><text:span text:style-name="Source_20_Text"><text:span text:style-name="T202">sigma: alpha, beta</text:span></text:span><text:span text:style-name="T202">. Viene invocata con il comando </text:span><text:span text:style-name="Source_20_Text"><text:span text:style-name="T202">s sigma</text:span></text:span><text:span text:style-name="T202">. Può stampare un mattoncino presente sia nella scatola sia in una fila disposta sul </text:span><text:soft-page-break/><text:span text:style-name="T202">tavolo. Nel secondo caso, che rappresenta il caso peggiore, la complessità massima della funzione è O(n * m * k), dove:</text:span></text:p>
      <text:list text:style-name="L4">
        <text:list-item>
          <text:p text:style-name="P38">n è la lunghezza del nome della fila in cui è presente il mattoncino,</text:p>
        </text:list-item>
        <text:list-item>
          <text:p text:style-name="P39">m è la lunghezza del nome del mattoncino da stampare,</text:p>
        </text:list-item>
        <text:list-item>
          <text:p text:style-name="P40">k è il numero di file presenti sul tavolo.</text:p>
        </text:list-item>
      </text:list>
      <text:p text:style-name="P17"/>
      <text:p text:style-name="P17"/>
      <text:p text:style-name="P11">3.4 – Spiegazione di disponiFila</text:p>
      <text:p text:style-name="P11"/>
      <text:p text:style-name="P28"><text:span text:style-name="T210">La funzione </text:span><text:span text:style-name="Source_20_Text"><text:span text:style-name="T210">disponiFila</text:span></text:span><text:span text:style-name="T210"> consente di disporre una fila sul tavolo e viene invocata con il comando </text:span><text:span text:style-name="Source_20_Text"><text:span text:style-name="T210">d ±σ1 ±σ2 . . . ±σn</text:span></text:span><text:span text:style-name="T210">. È composta da due parti: una di controllo e una di effettiva disposizione. Innanzitutto, verifica se i mattoncini esistono e se formano una fila. Una volta superati i controlli, la fila viene creata con la funzione </text:span><text:span text:style-name="Source_20_Text"><text:span text:style-name="T210">creaFila</text:span></text:span><text:span text:style-name="T210"> (complessità O(n)), in cui vengono creati i nodi corrispondenti ai mattoncini, aggiunti alla lista e successivamente rimossi dalla mappa </text:span><text:span text:style-name="Source_20_Text"><text:span text:style-name="T210">scatola</text:span></text:span><text:span text:style-name="T210">, poiché una volta disposti sul tavolo non sono più presenti nella scatola.</text:span></text:p>
      <text:p text:style-name="P32"><text:span text:style-name="T202">A differenza di </text:span><text:span text:style-name="Source_20_Text"><text:span text:style-name="T202">controllaTavolo</text:span></text:span><text:span text:style-name="T202">, in </text:span><text:span text:style-name="Source_20_Text"><text:span text:style-name="T202">disponiFila</text:span></text:span><text:span text:style-name="T202"> ho utilizzato una funzione del package </text:span><text:span text:style-name="Source_20_Text"><text:span text:style-name="T202">strings</text:span></text:span><text:span text:style-name="T202">, ovvero </text:span><text:span text:style-name="Source_20_Text"><text:span text:style-name="T202">Split</text:span></text:span><text:span text:style-name="T202">, che restituisce una slice di stringhe a partire da una stringa, separandola in determinati punti in cui è presente un carattere separatore specifico. Ciò semplifica notevolmente l'ottenimento dei mattoncini. Dopo aver controllato il codice open source della funzione, ho dedotto grossolanamente che il costo massimo possibile è O(n^2), con n uguale alla lunghezza della stringa di input. La complessità del resto della funzione è O(m^2), con m uguale alla lunghezza della slice risultante da </text:span><text:span text:style-name="Source_20_Text"><text:span text:style-name="T202">strings.Split()</text:span></text:span><text:span text:style-name="T202">. Tuttavia, m è sempre minore di n, poiché almeno un carattere separatore viene trovato (altrimenti l'input non sarebbe valido). Di conseguenza, la complessità massima è O(n^2), con n uguale alla lunghezza della stringa di input.</text:span></text:p>
      <text:p text:style-name="P18"/>
      <text:p text:style-name="P18"/>
      <text:p text:style-name="P12"><text:span text:style-name="T31">3.</text:span>5 – Spiegazione di stampaFila</text:p>
      <text:p text:style-name="P12"/>
      <text:p text:style-name="P2"><text:span text:style-name="T202">La funzione </text:span><text:span text:style-name="Source_20_Text"><text:span text:style-name="T202">stampaFila</text:span></text:span><text:span text:style-name="T202"> permette di stampare a schermo la fila contenente il mattoncino chiamato </text:span><text:span text:style-name="Source_20_Text"><text:span text:style-name="T202">sigma</text:span></text:span><text:span text:style-name="T202"> ed è invocata con il comando </text:span><text:span text:style-name="Source_20_Text"><text:span text:style-name="T202">S sigma</text:span></text:span><text:span text:style-name="T202">. Il formato di stampa è il seguente:</text:span></text:p>
      <text:p text:style-name="P19">(</text:p>
      <text:p text:style-name="P19">γ1</text:p>
      <text:p text:style-name="P19">γ2</text:p>
      <text:p text:style-name="P19">..</text:p>
      <text:p text:style-name="P19">.</text:p>
      <text:p text:style-name="P19">γn</text:p>
      <text:p text:style-name="P19">)</text:p>
      <text:p text:style-name="P10"/>
      <text:p text:style-name="P29"><text:span text:style-name="T202">dove γn è un mattoncino. Prima viene effettuato un controllo per verificare se il mattoncino </text:span><text:span text:style-name="Source_20_Text"><text:span text:style-name="T202">sigma</text:span></text:span><text:span text:style-name="T202"> esiste, sia nella scatola sia disposto in una fila sul tavolo. Successivamente si scorre la lista per stamparla. La complessità è O(n * m * k), con n che rappresenta la lunghezza del nome della fila, m la lunghezza del nome del mattoncino e k il numero di file disposte sul tavolo. Nella funzione viene utilizzata anche </text:span><text:span text:style-name="Source_20_Text"><text:span text:style-name="T202">printList</text:span></text:span><text:span text:style-name="T202">, che ha complessità O(n), con n uguale alla lunghezza della lista.</text:span></text:p>
      <text:p text:style-name="P37">Tuttavia, poiché il nome della fila viene ottenuto concatenando tutti i nomi dei mattoncini che la compongono, se i nomi dei mattoncini sono lunghi 1 (quindi formati da un solo carattere), allora la lunghezza della lista sarà uguale alla lunghezza del nome della fila. In tutti gli altri casi, la lunghezza del nome è maggiore della lunghezza della lista. Questo è il motivo per cui la complessità è O(n * m * k) e non O(n).</text:p>
      <text:p text:style-name="P19"/>
      <text:p text:style-name="P12">3.6 – Spiegazione di eliminaFila</text:p>
      <text:p text:style-name="P12"/>
      <text:p text:style-name="P2"><text:span text:style-name="T202">La funzione </text:span><text:span text:style-name="Source_20_Text"><text:span text:style-name="T202">eliminaFila</text:span></text:span><text:span text:style-name="T202"> permette di rimuovere una fila dal tavolo e di reinserire i mattoncini che la compongono all'interno della scatola. Viene invocata con il comando </text:span><text:span text:style-name="Source_20_Text"><text:span text:style-name="T202">e sigma</text:span></text:span><text:span text:style-name="T202">. La funzione controlla se il mattoncino esiste, sia nella scatola sia in una fila sul tavolo, e poi procede a reinserire nella mappa </text:span><text:span text:style-name="Source_20_Text"><text:span text:style-name="T202">scatola</text:span></text:span><text:span text:style-name="T202"> il mattoncino con i suoi bordi, e nella mappa </text:span><text:span text:style-name="Source_20_Text"><text:span text:style-name="T202">forme</text:span></text:span><text:span text:style-name="T202"> le forme dei bordi. Infine, elimina dalla mappa </text:span><text:span text:style-name="Source_20_Text"><text:span text:style-name="T202">tavolo</text:span></text:span><text:span text:style-name="T202"> la fila specificata. La complessità di questa funzione è, come per </text:span><text:span text:style-name="Source_20_Text"><text:span text:style-name="T202">stampaFila</text:span></text:span><text:span text:style-name="T202">, O(n * m * k), con n uguale alla lunghezza del nome della fila, m uguale alla lunghezza del nome del mattoncino e k uguale al numero di </text:span><text:soft-page-break/><text:span text:style-name="T202">file disposte sul tavolo. I motivi sono gli stessi di </text:span><text:span text:style-name="Source_20_Text"><text:span text:style-name="T202">stampaFila</text:span></text:span><text:span text:style-name="T202"> (vedi sezione 3.5).</text:span></text:p>
      <text:p text:style-name="P19"/>
      <text:p text:style-name="P12">3.7 – Spiegazione di sottostringaMassima</text:p>
      <text:p text:style-name="P12"/>
      <text:p text:style-name="P4"><text:span text:style-name="T214">s</text:span><text:span text:style-name="T215">ottostringaMassima è una funzione che permette di trovare la sequenza di caratteri in comune più lunga tra due stringhe, e viene invocata con il comando </text:span><text:span text:style-name="T214">m </text:span><text:span text:style-name="T215">sigma tau. Un dettaglio importante è che i caratteri in comune devono essere nello stesso ordine in entrambe le stringhe, ma non devono </text:span><text:span text:style-name="T214">per forza essere conti</text:span><text:span text:style-name="T216">g</text:span><text:span text:style-name="T214">ui</text:span><text:span text:style-name="T215">. Ad esempio, la sottostringa massima tra 'casa' e 'cosa' è 'csa'. La funzione sfrutta la tecnica della programmazione dinamica per risolvere questo problema di ottimizzazione. Questa tecnica consiste nel suddividere il problema generale in sottoproblemi più piccoli, risolvendoli uno alla volta e memorizzandone i risultati per evitare di ricalcolarli. Per fare ciò, viene utilizzata una matrice ausiliaria di dimensioni (n+1)</text:span><text:span text:style-name="T214">*</text:span><text:span text:style-name="T215">(m+1), dove n e m sono le lunghezze delle due stringhe di input. Le prime righe e colonne vengono inizializzate a zero per facilitare i cicli for e per evitare errori di 'index out of bounds' </text:span><text:span text:style-name="T217">(oltre che indicare la sottostringa in comune tra una stringa s e una stringa vuota, ovvero 0)</text:span><text:span text:style-name="T215">. La matrice contiene il numero minimo di passaggi necessari per trasformare una stringa nella sua sottostringa corrispondente nell'altra. La ricerca della sottostringa massima avviene attraverso due cicli for che confrontano i caratteri delle due stringhe. Quando i caratteri sono uguali, il valore nella cella corrispondente viene incrementato di 1 rispetto alla cella diagonale in alto a sinistra. Quando i caratteri sono diversi, il valore viene aggiornato con il massimo tra i valori delle celle adiacenti in alto e a sinistra. Il risultato finale è memorizzato nell'ultima cella in basso a destra. </text:span>Per ricostruire la sottostringa massima, si parte dalla cella finale della matrice e si controlla se il suo valore è stato ottenuto dall'incremento della cella diagonale superiore sinistra, indicando che i caratteri corrispondenti delle due stringhe sono uguali. Se è così, il carattere corrispondente viene aggiunto alla sottostringa massima e si procede alla cella diagonale superiore sinistra. Se il valore nella cella attuale è stato ottenuto dall'aggiornamento dalla cella superiore, ci si sposta in alto nella matrice; altrimenti, ci si sposta a sinistra. Si continua questo processo fino a quando non si raggiunge la cella in alto a sinistra, indicando la fine della ricostruzione della sottostringa massima. Il risultato sarà la sottostringa massima tra le due stringhe originarie.</text:p>
      <text:p text:style-name="P7"/>
      <text:p text:style-name="P13">3.8 – Spiegazione indiceCacofonia</text:p>
      <text:p text:style-name="P13"/>
      <text:p text:style-name="P23"><text:span text:style-name="Source_20_Text"><text:span text:style-name="T211">indiceCacofonia</text:span></text:span><text:span text:style-name="T211"> trova l'indice di cacofonia di una fila ed è invocata con il comando </text:span><text:span text:style-name="Source_20_Text"><text:span text:style-name="T211">i sigma</text:span></text:span><text:span text:style-name="T211">. L'indice di cacofonia è definito come la somma delle lunghezze di tutte le sottostringhe massime tra ogni coppia di mattoncini che compongono la fila. Ad esempio, se il nome della fila è 'casacosacane', l'indice di cacofonia è la somma della lunghezza della sottostringa massima tra 'casa' e 'cosa' (csa = 3) e tra 'cosa' e 'cane' (ca = 2), quindi l'indice di cacofonia è 5. </text:span><text:span text:style-name="T202">La complessità della funzione è principalmente determinata da due parti: la parte di controllo e il calcolo effettivo dell'indice di cacofonia. La parte di controllo ha una complessità O(n * m * k), dove n è la lunghezza del nome della fila, m è la lunghezza del nome del mattoncino e k è il numero di file. Questa parte controlla la presenza dei mattoncini necessari per calcolare l'indice di cacofonia. La parte di calcolo ha una complessità O(s * r * l), dove s è la lunghezza della prima stringa, r è la lunghezza della seconda stringa e l è la lunghezza della lista. È importante notare che la lunghezza della lista è sempre minore o uguale alla lunghezza del nome della fila, mentre i nomi dei mattoncini possono essere considerati dello stesso ordine di grandezza. In</text:span><text:span text:style-name="T211">fine,</text:span><text:span text:style-name="T202"> più lunghi sono i nomi dei mattoncini, più lungo sarà il nome della fila. Di conseguenza, possiamo semplificare dicendo che la complessità totale è O(n * m * k), poiché la parte di calcolo è di ordine inferiore rispetto alla parte di controllo e non influisce significativamente sulla complessità complessiva della funzione</text:span></text:p>
      <text:p text:style-name="P41"/>
      <text:p text:style-name="P43">3.9 – Spiegazione di disponiFilaMinima</text:p>
      <text:p text:style-name="P43"/>
      <text:p text:style-name="P24"><text:span text:style-name="T46">La funzione </text:span><text:span text:style-name="Source_20_Text"><text:span text:style-name="T46">disponiFilaMinima</text:span></text:span><text:span text:style-name="T46"> permette di disporre sul tavolo la fila di lunghezza minima tra due forme di mattoncini ed è invocata mediante il comando </text:span><text:span text:style-name="Source_20_Text"><text:span text:style-name="T46">f sigma tau</text:span></text:span><text:span text:style-name="T46">. Per implementare questa funzione, ho adottato un approccio basato su grafi, rappresentando le forme di mattoncini come nodi e i mattoncini stessi come archi. Ciò consente l'utilizzo di una BFS (Breadth-First Search) per visitare il grafo e trovare il percorso più breve tra due forme, ovvero il cammino minimo tra due vertici. Successivamente, è possibile ricostruire la sequenza di forme retrocedendo nella mappa dei predecessori.</text:span></text:p>
      <text:p text:style-name="P37">Per implementare questa funzione, ho utilizzato diverse strutture dati. Innanzitutto, ho modellato il grafo utilizzando una lista di adiacenza, dove ogni forma è associata a una lista delle forme adiacenti con cui può collegarsi. In aggiunta a ciò, ho impiegato una coda (come descritto nella sezione 2.2.5), essenziale per l'algoritmo BFS, una mappa string-bool per tenere <text:soft-page-break/>traccia dei nodi già visitati e una mappa string-string per <text:span text:style-name="T47">tenere traccia</text:span> <text:span text:style-name="T47">de</text:span>l predecessore di ciascun vertice.</text:p>
      <text:p text:style-name="P37">Occorre distinguere due casi principali: quando la forma iniziale coincide con la forma finale e quando non coincide. Iniziamo con il caso in cui le forme sono diverse: qui si procede normalmente, eseguendo la BFS per trovare il cammino minimo tra le due forme. <text:span text:style-name="T47">Successivamente con le funzioni ricostruisciSequenza e creaListaNomi si ottiene l’elenco dei mattoncini che compongono la fila</text:span></text:p>
      <text:p text:style-name="P37">Nel caso in cui le forme iniziali e finali coincidano, si possono avere due situazioni distinte:</text:p>
      <text:list text:style-name="L2">
        <text:list-item>
          <text:p text:style-name="P42">Quando la fila è composta da due soli mattoncini con forme speculari rispetto alla radice del grafo (la forma iniziale). In questo caso, la sequenza di forme che costituisce la fila minima sarà formata dalla radice, la forma adiacente e nuovamente la radice. <text:span text:style-name="T47">Per farlo ho implementato una funzione checkCasoSemplice che controlla se esiste una forma adiacente alla radice che permette di disporre una fila. La parte di controlo di questa funzione serve per fare in modo che i segni dei mattoncini siano concordi (infatti se sono discordi la fila non si può formare)</text:span></text:p>
        </text:list-item>
        <text:list-item>
          <text:p text:style-name="P42">Quando la fila è composta da più di due mattoncini. Qui si procede forzando l'algoritmo a trovare una strada alternativa, rimuovendo il collegamento diretto, <text:span text:style-name="T47">all’interno della lista di adiacenza,</text:span> tra la forma adiacente corrente e la radice. <text:span text:style-name="T47">A questo punto calcolo il cammino minimo tra ogni forma adiacente alla radice e alla radice stessa, selezionando il più corto. Infine riaggiungo il collegamento eliminato in precedenza</text:span> <text:span text:style-name="T47">ripristinando lo stato iniziale della lista di adiacenza. </text:span>Questo approccio consente di implementare una singola funzione per trovare il cammino minimo tra due nodi diversi, rendendo il codice più modulare e versatile.</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Bahnschrift" svg:font-family="Bahnschrift" style:font-adornments="Light" style:font-pitch="variable"/>
    <style:font-face style:name="Calibri" svg:font-family="Calibri" style:font-family-generic="swiss" style:font-pitch="variable"/>
    <style:font-face style:name="Calibri Light" svg:font-family="'Calibri Light'" style:font-pitch="variable"/>
    <style:font-face style:name="Cantarell" svg:font-family="Cantarell" style:font-adornments="Light" style:font-pitch="variable"/>
    <style:font-face style:name="Consolas" svg:font-family="Consolas" style:font-family-generic="swiss" style:font-pitch="fixed"/>
    <style:font-face style:name="Constantia" svg:font-family="Constantia" style:font-family-generic="roman" style:font-pitch="variable"/>
    <style:font-face style:name="Corbel" svg:font-family="Corbel" style:font-family-generic="swiss" style:font-pitch="variable"/>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SimSun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646in" fo:margin-right="0.32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12T19:38:49.687823115</dc:date>
    <meta:editing-duration>P3DT9H47M44S</meta:editing-duration>
    <meta:editing-cycles>39</meta:editing-cycles>
    <meta:generator>LibreOffice/7.6.4.1$Linux_X86_64 LibreOffice_project/60$Build-1</meta:generator>
    <meta:document-statistic meta:table-count="0" meta:image-count="0" meta:object-count="0" meta:page-count="8" meta:paragraph-count="155" meta:word-count="4121" meta:character-count="26686" meta:non-whitespace-character-count="22664"/>
  </office:meta>
</office:document-meta>
</file>